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Heading_20_2">
      <style:text-properties style:font-name="Liberation Sans"/>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fo:text-align="start" style:justify-single-word="false" style:writing-mode="lr-tb"/>
      <style:text-properties fo:language="es" fo:country="ES"/>
    </style:style>
    <style:style style:name="P4" style:family="paragraph" style:parent-style-name="Preformatted_20_Text">
      <style:paragraph-properties fo:text-align="start" style:justify-single-word="false" style:writing-mode="lr-tb"/>
      <style:text-properties fo:language="es" fo:country="ES"/>
    </style:style>
    <style:style style:name="P5"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0519e4"/>
    </style:style>
    <style:style style:name="P6"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06d633"/>
    </style:style>
    <style:style style:name="P7"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087006"/>
    </style:style>
    <style:style style:name="P8"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089755"/>
    </style:style>
    <style:style style:name="P9" style:family="paragraph" style:parent-style-name="Preformatted_20_Text">
      <style:paragraph-properties fo:text-align="justify" style:justify-single-word="false" style:writing-mode="lr-tb"/>
      <style:text-properties fo:language="es" fo:country="ES"/>
    </style:style>
    <style:style style:name="P10" style:family="paragraph" style:parent-style-name="Preformatted_20_Text">
      <style:paragraph-properties fo:margin-top="0cm" fo:margin-bottom="0.499cm" style:contextual-spacing="false" fo:text-align="justify" style:justify-single-word="false" style:writing-mode="lr-tb"/>
      <style:text-properties fo:language="es" fo:country="ES"/>
    </style:style>
    <style:style style:name="P11" style:family="paragraph" style:parent-style-name="Preformatted_20_Text">
      <style:paragraph-properties fo:margin-top="0cm" fo:margin-bottom="0.499cm" style:contextual-spacing="false" fo:text-align="justify" style:justify-single-word="false" style:writing-mode="lr-tb"/>
      <style:text-properties fo:language="es" fo:country="ES" officeooo:paragraph-rsid="0005dc90"/>
    </style:style>
    <style:style style:name="P12" style:family="paragraph" style:parent-style-name="Preformatted_20_Text">
      <style:paragraph-properties fo:text-align="justify" style:justify-single-word="false" style:writing-mode="lr-tb"/>
      <style:text-properties fo:language="es" fo:country="ES" officeooo:paragraph-rsid="0006d633"/>
    </style:style>
    <style:style style:name="P13" style:family="paragraph" style:parent-style-name="Preformatted_20_Text">
      <style:paragraph-properties fo:margin-top="0cm" fo:margin-bottom="0.499cm" style:contextual-spacing="false" fo:text-align="justify" style:justify-single-word="false" style:writing-mode="lr-tb"/>
      <style:text-properties fo:language="es" fo:country="ES" officeooo:paragraph-rsid="0006d633"/>
    </style:style>
    <style:style style:name="P14" style:family="paragraph" style:parent-style-name="Preformatted_20_Text">
      <style:paragraph-properties fo:margin-top="0cm" fo:margin-bottom="0.499cm" style:contextual-spacing="false" fo:text-align="justify" style:justify-single-word="false" style:writing-mode="lr-tb"/>
      <style:text-properties fo:language="es" fo:country="ES" officeooo:paragraph-rsid="0009d0a3"/>
    </style:style>
    <style:style style:name="P15" style:family="paragraph" style:parent-style-name="Preformatted_20_Text">
      <style:paragraph-properties fo:text-align="justify" style:justify-single-word="false" style:writing-mode="lr-tb"/>
      <style:text-properties style:font-name="Liberation Sans" fo:font-size="13pt" fo:language="es" fo:country="ES" style:font-size-asian="13pt" style:font-size-complex="13pt"/>
    </style:style>
    <style:style style:name="P16"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3pt" fo:language="es" fo:country="ES" style:font-size-asian="13pt" style:font-size-complex="13pt"/>
    </style:style>
    <style:style style:name="P17" style:family="paragraph" style:parent-style-name="Preformatted_20_Text">
      <style:paragraph-properties fo:text-align="start" style:justify-single-word="false" style:writing-mode="lr-tb"/>
      <style:text-properties style:font-name="Liberation Sans" fo:font-size="13pt" fo:language="es" fo:country="ES" style:font-name-asian="Noto Sans Mono CJK SC" style:font-size-asian="13pt" style:font-name-complex="Liberation Mono" style:font-size-complex="13pt"/>
    </style:style>
    <style:style style:name="P18" style:family="paragraph" style:parent-style-name="Preformatted_20_Text">
      <style:paragraph-properties fo:text-align="start" style:justify-single-word="false" style:writing-mode="lr-tb"/>
      <style:text-properties style:font-name="Liberation Sans" fo:font-size="13pt" fo:language="es" fo:country="ES" officeooo:paragraph-rsid="00034c16" style:font-name-asian="Noto Sans Mono CJK SC" style:font-size-asian="13pt" style:font-name-complex="Liberation Mono" style:font-size-complex="13pt"/>
    </style:style>
    <style:style style:name="P19" style:family="paragraph" style:parent-style-name="Preformatted_20_Text">
      <style:paragraph-properties fo:margin-top="0cm" fo:margin-bottom="0.499cm" style:contextual-spacing="false" fo:text-align="start" style:justify-single-word="false" style:writing-mode="lr-tb"/>
      <style:text-properties style:font-name="Liberation Sans" fo:font-size="13pt" fo:language="es" fo:country="ES" style:font-name-asian="Noto Sans Mono CJK SC" style:font-size-asian="13pt" style:font-name-complex="Liberation Mono" style:font-size-complex="13pt"/>
    </style:style>
    <style:style style:name="P20" style:family="paragraph" style:parent-style-name="Preformatted_20_Text">
      <style:paragraph-properties fo:text-align="justify" style:justify-single-word="false" style:writing-mode="lr-tb"/>
      <style:text-properties style:font-name="Liberation Sans" fo:font-size="13pt" fo:language="es" fo:country="ES" officeooo:paragraph-rsid="00034c16" style:font-name-asian="Noto Sans Mono CJK SC" style:font-size-asian="13pt" style:font-name-complex="Liberation Mono" style:font-size-complex="13pt"/>
    </style:style>
    <style:style style:name="P21"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3pt" fo:language="es" fo:country="ES" officeooo:paragraph-rsid="00034c16" style:font-name-asian="Noto Sans Mono CJK SC" style:font-size-asian="13pt" style:font-name-complex="Liberation Mono" style:font-size-complex="13pt"/>
    </style:style>
    <style:style style:name="P22" style:family="paragraph" style:parent-style-name="Preformatted_20_Text">
      <style:paragraph-properties fo:text-align="justify" style:justify-single-word="false" style:writing-mode="lr-tb"/>
      <style:text-properties style:font-name="Liberation Sans" fo:font-size="13pt" fo:language="es" fo:country="ES" style:font-name-asian="Noto Sans Mono CJK SC" style:font-size-asian="13pt" style:font-name-complex="Liberation Mono" style:font-size-complex="13pt"/>
    </style:style>
    <style:style style:name="P23"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3pt" fo:language="es" fo:country="ES" officeooo:paragraph-rsid="000519e4" style:font-name-asian="Noto Sans Mono CJK SC" style:font-size-asian="13pt" style:font-name-complex="Liberation Mono" style:font-size-complex="13pt"/>
    </style:style>
    <style:style style:name="P24" style:family="paragraph" style:parent-style-name="Preformatted_20_Text">
      <style:paragraph-properties fo:margin-top="0cm" fo:margin-bottom="0.499cm" style:contextual-spacing="false" fo:text-align="justify" style:justify-single-word="false" style:writing-mode="lr-tb"/>
      <style:text-properties style:font-name="Liberation Sans" fo:font-size="13pt" fo:language="es" fo:country="ES" style:font-name-asian="Noto Sans Mono CJK SC" style:font-size-asian="13pt" style:font-name-complex="Liberation Mono" style:font-size-complex="13pt"/>
    </style:style>
    <style:style style:name="P25" style:family="paragraph" style:parent-style-name="Preformatted_20_Text">
      <style:paragraph-properties fo:margin-top="0cm" fo:margin-bottom="0.499cm" style:contextual-spacing="false" fo:text-align="justify" style:justify-single-word="false" style:writing-mode="lr-tb"/>
      <style:text-properties fo:font-size="13pt" fo:language="es" fo:country="ES" style:font-size-asian="13pt" style:font-size-complex="13pt"/>
    </style:style>
    <style:style style:name="P26" style:family="paragraph" style:parent-style-name="Preformatted_20_Text">
      <style:paragraph-properties fo:text-align="justify" style:justify-single-word="false" style:writing-mode="lr-tb"/>
      <style:text-properties fo:font-size="13pt" fo:language="es" fo:country="ES" style:font-size-asian="13pt" style:font-size-complex="13pt"/>
    </style:style>
    <style:style style:name="P27" style:family="paragraph" style:parent-style-name="Preformatted_20_Text">
      <style:paragraph-properties fo:text-align="justify" style:justify-single-word="false" style:writing-mode="lr-tb"/>
      <style:text-properties fo:font-size="13pt" fo:language="es" fo:country="ES" officeooo:paragraph-rsid="000d0d01" style:font-size-asian="13pt" style:font-size-complex="13pt"/>
    </style:style>
    <style:style style:name="P28" style:family="paragraph" style:parent-style-name="Preformatted_20_Text">
      <style:paragraph-properties fo:margin-top="0cm" fo:margin-bottom="0.499cm" style:contextual-spacing="false" fo:text-align="start" style:justify-single-word="false" style:writing-mode="lr-tb"/>
      <style:text-properties fo:font-size="13pt" fo:language="es" fo:country="ES" style:font-size-asian="13pt" style:font-size-complex="13pt"/>
    </style:style>
    <style:style style:name="P29" style:family="paragraph" style:parent-style-name="Preformatted_20_Text">
      <style:paragraph-properties fo:text-align="start" style:justify-single-word="false" style:writing-mode="lr-tb"/>
      <style:text-properties fo:font-size="13pt" fo:language="es" fo:country="ES" style:font-size-asian="13pt" style:font-size-complex="13pt"/>
    </style:style>
    <style:style style:name="P30" style:family="paragraph" style:parent-style-name="Preformatted_20_Text">
      <style:paragraph-properties fo:margin-top="0cm" fo:margin-bottom="0.499cm" style:contextual-spacing="false"/>
      <style:text-properties fo:font-size="13pt" style:font-size-asian="13pt" style:font-size-complex="13pt"/>
    </style:style>
    <style:style style:name="P31" style:family="paragraph" style:parent-style-name="Preformatted_20_Text">
      <style:paragraph-properties fo:text-align="start" style:justify-single-word="false" style:writing-mode="lr-tb"/>
      <style:text-properties fo:font-size="13pt" style:font-size-asian="13pt" style:font-size-complex="13pt"/>
    </style:style>
    <style:style style:name="P32" style:family="paragraph" style:parent-style-name="Preformatted_20_Text">
      <style:text-properties fo:font-size="13pt" style:font-size-asian="13pt" style:font-size-complex="13pt"/>
    </style:style>
    <style:style style:name="P33" style:family="paragraph" style:parent-style-name="Preformatted_20_Text">
      <style:text-properties fo:font-size="13pt" fo:font-weight="bold" style:font-size-asian="13pt" style:font-weight-asian="bold" style:font-size-complex="13pt" style:font-weight-complex="bold"/>
    </style:style>
    <style:style style:name="P34" style:family="paragraph" style:parent-style-name="Preformatted_20_Text">
      <style:paragraph-properties fo:margin-top="0cm" fo:margin-bottom="0.499cm" style:contextual-spacing="false" fo:text-align="justify" style:justify-single-word="false" style:writing-mode="lr-tb"/>
    </style:style>
    <style:style style:name="P35" style:family="paragraph" style:parent-style-name="Preformatted_20_Text">
      <style:paragraph-properties fo:text-align="justify" style:justify-single-word="false"/>
    </style:style>
    <style:style style:name="P36" style:family="paragraph" style:parent-style-name="Preformatted_20_Text">
      <style:paragraph-properties fo:margin-top="0cm" fo:margin-bottom="0.499cm" style:contextual-spacing="false" fo:text-align="start" style:justify-single-word="false" style:writing-mode="lr-tb"/>
    </style:style>
    <style:style style:name="P37" style:family="paragraph" style:parent-style-name="Preformatted_20_Text">
      <style:paragraph-properties fo:text-align="start" style:justify-single-word="false" style:writing-mode="lr-tb"/>
    </style:style>
    <style:style style:name="P38" style:family="paragraph" style:parent-style-name="Preformatted_20_Text">
      <style:paragraph-properties fo:margin-top="0cm" fo:margin-bottom="0.499cm" style:contextual-spacing="false" fo:text-align="start" style:justify-single-word="false" style:writing-mode="lr-tb"/>
      <style:text-properties officeooo:paragraph-rsid="00034c16"/>
    </style:style>
    <style:style style:name="P39" style:family="paragraph" style:parent-style-name="Preformatted_20_Text">
      <style:paragraph-properties fo:margin-top="0cm" fo:margin-bottom="0.499cm" style:contextual-spacing="false" fo:text-align="start" style:justify-single-word="false" style:writing-mode="lr-tb"/>
      <style:text-properties officeooo:paragraph-rsid="0006d633"/>
    </style:style>
    <style:style style:name="P40" style:family="paragraph" style:parent-style-name="Preformatted_20_Text">
      <style:paragraph-properties fo:margin-top="0cm" fo:margin-bottom="0.499cm" style:contextual-spacing="false" fo:text-align="start" style:justify-single-word="false" style:writing-mode="lr-tb"/>
      <style:text-properties style:font-name="Liberation Mono" fo:font-size="13pt" fo:language="es" fo:country="ES" style:font-name-asian="Noto Sans Mono CJK SC" style:font-size-asian="13pt" style:font-name-complex="Liberation Mono" style:font-size-complex="13pt"/>
    </style:style>
    <style:style style:name="P41" style:family="paragraph" style:parent-style-name="Preformatted_20_Text">
      <style:text-properties officeooo:paragraph-rsid="000b760a"/>
    </style:style>
    <style:style style:name="P42" style:family="paragraph" style:parent-style-name="Standard">
      <style:paragraph-properties fo:text-align="justify" style:justify-single-word="false" style:writing-mode="lr-tb"/>
      <style:text-properties style:font-name="Liberation Sans" fo:font-size="13pt" fo:language="es" fo:country="ES" officeooo:paragraph-rsid="00034c16" style:font-name-asian="Noto Sans Mono CJK SC" style:font-size-asian="13pt" style:font-name-complex="Liberation Mono" style:font-size-complex="13pt"/>
    </style:style>
    <style:style style:name="P43" style:family="paragraph" style:parent-style-name="Standard">
      <style:text-properties fo:font-size="13pt" style:font-size-asian="13pt" style:font-size-complex="13pt"/>
    </style:style>
    <style:style style:name="P44" style:family="paragraph" style:parent-style-name="Text_20_body">
      <style:paragraph-properties fo:text-align="justify" style:justify-single-word="false"/>
    </style:style>
    <style:style style:name="P45" style:family="paragraph" style:parent-style-name="Text_20_body">
      <style:text-properties style:font-name="Liberation Sans" fo:font-size="13pt" style:font-size-asian="13pt" style:font-size-complex="13pt"/>
    </style:style>
    <style:style style:name="P46" style:family="paragraph" style:parent-style-name="Text_20_body">
      <style:text-properties fo:font-size="13pt" style:font-size-asian="13pt" style:font-size-complex="13pt"/>
    </style:style>
    <style:style style:name="P47" style:family="paragraph" style:parent-style-name="Text_20_body" style:list-style-name="L3"/>
    <style:style style:name="P48" style:family="paragraph" style:parent-style-name="Text_20_body" style:list-style-name="L3">
      <style:paragraph-properties fo:margin-top="0cm" fo:margin-bottom="0cm" style:contextual-spacing="false"/>
    </style:style>
    <style:style style:name="P49" style:family="paragraph" style:parent-style-name="Text_20_body">
      <style:text-properties style:font-name="Liberation Mono" fo:font-size="13pt" fo:language="es" fo:country="ES" style:font-name-asian="Noto Sans Mono CJK SC" style:font-size-asian="13pt" style:font-name-complex="Liberation Mono" style:font-size-complex="13pt"/>
    </style:style>
    <style:style style:name="T1" style:family="text">
      <style:text-properties officeooo:rsid="00034c16"/>
    </style:style>
    <style:style style:name="T2" style:family="text">
      <style:text-properties style:font-name="Liberation Sans" fo:font-size="13pt" fo:language="es" fo:country="ES" style:font-name-asian="Noto Sans Mono CJK SC" style:font-size-asian="13pt" style:font-name-complex="Liberation Mono" style:font-size-complex="13pt"/>
    </style:style>
    <style:style style:name="T3" style:family="text">
      <style:text-properties style:font-name="Liberation Sans" fo:font-size="13pt" fo:language="es" fo:country="ES" officeooo:rsid="00034c16" style:font-name-asian="Noto Sans Mono CJK SC" style:font-size-asian="13pt" style:font-name-complex="Liberation Mono" style:font-size-complex="13pt"/>
    </style:style>
    <style:style style:name="T4" style:family="text">
      <style:text-properties style:font-name="Liberation Sans" fo:font-size="13pt" fo:language="es" fo:country="ES" style:font-size-asian="13pt" style:font-size-complex="13pt"/>
    </style:style>
    <style:style style:name="T5" style:family="text">
      <style:text-properties style:font-name="Liberation Sans" fo:font-size="13pt" fo:language="es" fo:country="ES" officeooo:rsid="00034c16" style:font-size-asian="13pt" style:font-size-complex="13pt"/>
    </style:style>
    <style:style style:name="T6" style:family="text">
      <style:text-properties style:font-name="Liberation Sans" fo:font-size="13pt" fo:language="es" fo:country="ES" officeooo:rsid="0005dc90" style:font-size-asian="13pt" style:font-size-complex="13pt"/>
    </style:style>
    <style:style style:name="T7" style:family="text">
      <style:text-properties style:font-name="Liberation Sans" fo:font-size="13pt" style:font-name-asian="Noto Sans Mono CJK SC" style:font-size-asian="13pt" style:font-name-complex="Liberation Mono" style:font-size-complex="13pt"/>
    </style:style>
    <style:style style:name="T8" style:family="text">
      <style:text-properties style:font-name="Liberation Sans" fo:font-size="13pt" officeooo:rsid="000519e4" style:font-name-asian="Noto Sans Mono CJK SC" style:font-size-asian="13pt" style:font-name-complex="Liberation Mono" style:font-size-complex="13pt"/>
    </style:style>
    <style:style style:name="T9" style:family="text">
      <style:text-properties style:font-name="Liberation Sans" fo:font-size="13pt" style:font-size-asian="13pt" style:font-size-complex="13pt"/>
    </style:style>
    <style:style style:name="T10" style:family="text">
      <style:text-properties style:font-name="Liberation Sans" style:font-name-asian="Noto Sans Mono CJK SC" style:font-name-complex="Liberation Mono"/>
    </style:style>
    <style:style style:name="T11" style:family="text">
      <style:text-properties style:font-name="Liberation Sans" officeooo:rsid="000519e4" style:font-name-asian="Noto Sans Mono CJK SC" style:font-name-complex="Liberation Mono"/>
    </style:style>
    <style:style style:name="T12" style:family="text">
      <style:text-properties fo:language="es" fo:country="ES"/>
    </style:style>
    <style:style style:name="T13" style:family="text">
      <style:text-properties fo:font-weight="bold" style:font-weight-asian="bold" style:font-weight-complex="bold"/>
    </style:style>
    <style:style style:name="T14" style:family="text">
      <style:text-properties fo:font-size="13pt" fo:language="es" fo:country="ES" style:font-size-asian="13pt" style:font-size-complex="13pt"/>
    </style:style>
    <style:style style:name="T15" style:family="text">
      <style:text-properties fo:font-size="13pt" style:font-size-asian="13pt" style:font-size-complex="13pt"/>
    </style:style>
    <style:style style:name="T16" style:family="text">
      <style:text-properties officeooo:rsid="000519e4"/>
    </style:style>
    <style:style style:name="T17" style:family="text">
      <style:text-properties style:font-name="Liberation Serif" fo:font-size="18pt" fo:font-weight="bold" officeooo:rsid="000519e4" style:font-name-asian="Noto Serif CJK SC" style:font-size-asian="18pt" style:font-weight-asian="bold" style:font-name-complex="Lohit Devanagari1" style:font-size-complex="18pt" style:font-weight-complex="bold"/>
    </style:style>
    <style:style style:name="T18" style:family="text">
      <style:text-properties style:font-name="Liberation Serif" fo:font-size="18pt" fo:font-weight="bold" officeooo:rsid="00089755" style:font-name-asian="Noto Serif CJK SC" style:font-size-asian="18pt" style:font-weight-asian="bold" style:font-name-complex="Lohit Devanagari1" style:font-size-complex="18pt" style:font-weight-complex="bold"/>
    </style:style>
    <style:style style:name="T19" style:family="text">
      <style:text-properties style:font-name="Liberation Serif" fo:font-size="18pt" fo:font-weight="bold" officeooo:rsid="000dde5b" style:font-name-asian="Noto Serif CJK SC" style:font-size-asian="18pt" style:font-weight-asian="bold" style:font-name-complex="Lohit Devanagari1" style:font-size-complex="18pt" style:font-weight-complex="bold"/>
    </style:style>
    <style:style style:name="T20" style:family="text">
      <style:text-properties style:font-name="Liberation Serif" fo:font-size="18pt" fo:language="es" fo:country="ES" fo:font-weight="bold" style:font-name-asian="Noto Serif CJK SC" style:font-size-asian="18pt" style:font-weight-asian="bold" style:font-name-complex="Lohit Devanagari1" style:font-size-complex="18pt" style:font-weight-complex="bold"/>
    </style:style>
    <style:style style:name="T21" style:family="text">
      <style:text-properties style:font-name="Liberation Serif" fo:font-size="18pt" fo:language="es" fo:country="ES" fo:font-weight="bold" officeooo:rsid="0006d633" style:font-name-asian="Noto Serif CJK SC" style:font-size-asian="18pt" style:font-weight-asian="bold" style:font-name-complex="Lohit Devanagari1" style:font-size-complex="18pt" style:font-weight-complex="bold"/>
    </style:style>
    <style:style style:name="T22" style:family="text">
      <style:text-properties officeooo:rsid="0005dc90"/>
    </style:style>
    <style:style style:name="T23" style:family="text">
      <style:text-properties officeooo:rsid="0006d633"/>
    </style:style>
    <style:style style:name="T24" style:family="text">
      <style:text-properties officeooo:rsid="00089755"/>
    </style:style>
    <style:style style:name="T25" style:family="text">
      <style:text-properties style:font-name="Liberation Mono" fo:font-size="13pt" fo:language="es" fo:country="ES" style:font-name-asian="Noto Sans Mono CJK SC" style:font-size-asian="13pt" style:font-name-complex="Liberation Mono" style:font-size-complex="13pt"/>
    </style:style>
    <style:style style:name="T26" style:family="text">
      <style:text-properties style:font-name="Liberation Mono" fo:font-size="13pt" style:font-name-asian="Noto Sans Mono CJK SC" style:font-size-asian="13pt" style:font-name-complex="Liberation Mono" style:font-size-complex="13pt"/>
    </style:style>
    <style:style style:name="T27" style:family="text">
      <style:text-properties officeooo:rsid="000b760a"/>
    </style:style>
    <style:style style:name="T28" style:family="text">
      <style:text-properties officeooo:rsid="000dde5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w-target-text1"/><text:span text:style-name="T12">Cómo instalar y configurar un servidor OpenVPN en Ubuntu 22.04</text:span></text:h>
      <text:p text:style-name="Text_20_body"/>
      <text:p text:style-name="P15"><text:bookmark text:name="tw-target-text"/>Una red privada virtual (VPN) le permite atravesar redes que no son de confianza como si estuviera en una red privada. Le brinda la libertad de acceder a Internet de manera segura desde su teléfono inteligente o computadora portátil cuando está conectado a una red no confiable, como el WiFi en un hotel o cafetería.</text:p>
      <text:p text:style-name="P15"/>
      <text:p text:style-name="P15">Cuando se combina con conexiones HTTPS, esta configuración le permite asegurar sus inicios de sesión y transacciones inalámbricas. Puede eludir las restricciones geográficas y la censura, y proteger su ubicación y cualquier tráfico HTTP sin cifrar de redes no confiables.</text:p>
      <text:p text:style-name="P15"/>
      <text:p text:style-name="P15">OpenVPN es una solución VPN de seguridad de la capa de transporte (TLS) de código abierto con todas las funciones que se adapta a una amplia gama de configuraciones. En este tutorial, configurará OpenVPN en un servidor Ubuntu 22.04 y luego lo configurará para que sea accesible desde una máquina cliente.</text:p>
      <text:p text:style-name="P15">Nota: si planea configurar un servidor OpenVPN en un Droplet de DigitalOcean, tenga en cuenta que nosotros, como muchos proveedores de alojamiento, cobramos por los excesos de ancho de banda. Por esta razón, tenga en cuenta la cantidad de tráfico que maneja su servidor.</text:p>
      <text:p text:style-name="P15"/>
      <text:h text:style-name="P1" text:outline-level="2"><text:bookmark text:name="prerequisites"/>Prer<text:span text:style-name="T1">r</text:span>equisit<text:span text:style-name="T1">os</text:span></text:h>
      <text:p text:style-name="P17"><text:bookmark text:name="tw-target-text2"/>Para seguir este tutorial, necesitarás:</text:p>
      <text:p text:style-name="P17"/>
      <text:p text:style-name="P42"><text:tab/>• Un servidor Ubuntu 22.04 con un usuario sudo no root y un firewall habilitado. Para configurar esto, puede seguir <text:span text:style-name="T1">el </text:span>tutorial Configuración inicial del servidor con Ubuntu 22.04. Nos referiremos a esto como el Servidor OpenVPN a lo largo de esta guía.</text:p>
      <text:p text:style-name="P20"><text:s text:c="4"/><text:tab/>• Un servidor Ubuntu 22.04 independiente configurado como una autoridad de certificación (CA) privada, al que nos referiremos como el servidor CA en esta guía. Después de ejecutar los pasos de la Guía de configuración inicial del servidor en este servidor, puede seguir los pasos 1 a 3 de <text:span text:style-name="T1">la</text:span> guía sobre Cómo establecer y configurar una autoridad de certificación (CA) en Ubuntu 22.04 para lograrlo.</text:p>
      <text:p text:style-name="P18"/>
      <text:p text:style-name="P20"><text:span text:style-name="T13">Nota</text:span>: Si bien es técnicamente posible usar su servidor OpenVPN o su máquina local como su CA, esto no se recomienda ya que expone su VPN a algunas vulnerabilidades de seguridad. Según la documentación oficial de OpenVPN, debe colocar su CA en una máquina independiente dedicada a importar y firmar solicitudes de certificados. Por esta razón, esta guía asume que su CA está en un servidor Ubuntu 22.04 separado que también tiene un usuario no root con privilegios sudo y un firewall básico habilitado.</text:p>
      <text:p text:style-name="P21"><text:soft-page-break/>Además de eso, necesitará una máquina cliente que usará para conectarse a su servidor OpenVPN. En esta guía, lo llamaremos Cliente OpenVPN. A los efectos de este tutorial, se recomienda que utilice su máquina local como cliente de OpenVPN.</text:p>
      <text:p text:style-name="P37"/>
      <text:h text:style-name="Heading_20_2" text:outline-level="2"><text:bookmark text:name="step-1-installing-openvpn-and-easy-rsa"/>Step 1 — Instal<text:span text:style-name="T1">ando</text:span> OpenVPN and Easy-RSA</text:h>
      <text:p text:style-name="P17"><text:bookmark text:name="tw-target-text4"/>El primer paso de este tutorial es instalar OpenVPN y Easy-RSA. Easy-RSA es una herramienta de administración de infraestructura de clave pública (PKI) que utilizará en el servidor OpenVPN para generar una solicitud de certificado que luego verificará y firmará en el servidor CA.</text:p>
      <text:p text:style-name="P17"/>
      <text:p text:style-name="P19">Para comenzar, actualice el índice de paquetes de su servidor OpenVPN e instale OpenVPN y Easy-RSA. Ambos paquetes están disponibles en los repositorios predeterminados de Ubuntu, por lo que puede usar apt para la instalación:</text:p>
      <text:p text:style-name="Preformatted_20_Text"><text:span text:style-name="Source_20_Text"><text:span text:style-name="T5">$ </text:span></text:span><text:span text:style-name="Source_20_Text"><text:span text:style-name="T4">sudo</text:span></text:span><text:span text:style-name="Source_20_Text"><text:span text:style-name="T2"> apt update</text:span></text:span></text:p>
      <text:p text:style-name="Preformatted_20_Text"><text:span text:style-name="Source_20_Text"><text:span text:style-name="T3">$ </text:span></text:span><text:span text:style-name="Source_20_Text"><text:span text:style-name="T2">sudo apt install openvpn easy-rsa</text:span></text:span></text:p>
      <text:p text:style-name="P2"/>
      <text:p text:style-name="P38"><text:bookmark text:name="tw-target-text51"/><text:span text:style-name="T2">A continuación, deberá crear un nuevo directorio en el servidor OpenVPN como su usuario no root llamado ~/easy-rsa</text:span></text:p>
      <text:p text:style-name="Preformatted_20_Text"><text:span text:style-name="Source_20_Text">mkdir ~/easy-rsa</text:span></text:p>
      <text:p text:style-name="P2"/>
      <text:p text:style-name="P38"><text:bookmark text:name="tw-target-text61"/><text:span text:style-name="T2">Ahora deberá crear un enlace simbólico desde el script easyrsa que el paquete instaló en el directorio ~/easy-rsa que acaba de crear:</text:span></text:p>
      <text:p text:style-name="Preformatted_20_Text"><text:span text:style-name="Source_20_Text"><text:span text:style-name="T15">ln -s /usr/share/easy-rsa/* ~/easy-rsa/</text:span></text:span></text:p>
      <text:p text:style-name="P2"/>
      <text:p text:style-name="P22"><text:bookmark text:name="tw-target-text7"/><text:span text:style-name="T13">Nota</text:span>: mientras que otras guías pueden indicarle que copie los archivos del paquete easy-rsa en su directorio PKI, este tutorial adopta un enfoque de enlace simbólico. Como resultado, cualquier actualización del paquete easy-rsa se reflejará automáticamente en los scripts de su PKI.</text:p>
      <text:p text:style-name="P17"/>
      <text:p text:style-name="P23">Finalmente, asegúrese de que el propietario del directorio sea su usuario sudo no root y restrinja el acceso a ese usuario usando chmod:</text:p>
      <text:p text:style-name="P37"/>
      <text:p text:style-name="Preformatted_20_Text"><text:span text:style-name="Source_20_Text"><text:span text:style-name="T15">sudo chown sammy ~/easy-rsa</text:span></text:span></text:p>
      <text:p text:style-name="Preformatted_20_Text"><text:span text:style-name="Source_20_Text"><text:span text:style-name="T15">chmod 700 ~/easy-rsa</text:span></text:span></text:p>
      <text:p text:style-name="P2"/>
      <text:p text:style-name="P25"><text:bookmark text:name="tw-target-text8"/>U<text:span text:style-name="T10">na vez que estos programas están instalados y se han movido a las ubicaciones correctas en su sistema, el siguiente paso es crear una Infraestructura de clave pública (PKI) en el servidor OpenVPN para que pueda solicitar y administrar certificados TLS para clientes y otros servidores que conéctese a su VP</text:span><text:span text:style-name="T11">N.</text:span></text:p>
      <text:h text:style-name="Heading_20_2" text:outline-level="2"><text:bookmark text:name="step-2-creating-a-pki-for-openvpn"/><text:soft-page-break/>Step 2 — Crea<text:span text:style-name="T16">ndo una</text:span> PKI <text:span text:style-name="T16">para </text:span>OpenVPN</text:h>
      <text:p text:style-name="P9"><text:bookmark text:name="tw-target-text9"/><text:span text:style-name="T8">A</text:span><text:span text:style-name="T7">ntes de que pueda crear la clave privada y el certificado de su servidor OpenVPN, debe crear un directorio de infraestructura de clave pública local en su servidor OpenVPN. Utilizará este directorio para administrar las solicitudes de certificados del servidor y de los clientes en lugar de realizarlas directamente en su servidor de CA.</text:span></text:p>
      <text:p text:style-name="P9"><text:span text:style-name="T7"/></text:p>
      <text:p text:style-name="P24">Para crear un directorio PKI en su servidor OpenVPN, deberá completar un archivo llamado vars con algunos valores predeterminados. Primero ingresará al directorio easy-rsa, luego creará y editará el archivo vars usando nano o su editor de texto preferido.</text:p>
      <text:p text:style-name="Preformatted_20_Text"><text:span text:style-name="Source_20_Text"><text:span text:style-name="T15">cd ~/easy-rsa</text:span></text:span></text:p>
      <text:p text:style-name="Preformatted_20_Text"><text:span text:style-name="Source_20_Text"><text:span text:style-name="T15">nano vars</text:span></text:span></text:p>
      <text:p text:style-name="P2"/>
      <text:p text:style-name="P5"><text:bookmark text:name="tw-target-text111"/><text:span text:style-name="Source_20_Text"><text:span text:style-name="T15">Una vez abierto el archivo, pegue las siguientes dos líneas:</text:span></text:span></text:p>
      <text:p text:style-name="Text_20_body"><text:span text:style-name="Source_20_Text"><text:span text:style-name="T15">~/easy-rsa/vars</text:span></text:span></text:p>
      <text:p text:style-name="Preformatted_20_Text"><text:span text:style-name="Source_20_Text"><text:span text:style-name="T15">set_var EASYRSA_ALGO "ec"</text:span></text:span></text:p>
      <text:p text:style-name="P2"><text:span text:style-name="Source_20_Text"><text:span text:style-name="T15">set_var EASYRSA_DIGEST "sha512"</text:span></text:span></text:p>
      <text:p text:style-name="P22"><text:bookmark text:name="tw-target-text10"/>Estas son las únicas dos líneas que necesita en este archivo vars en su servidor OpenVPN, ya que no se utilizará como Autoridad de certificación. Se asegurarán de que sus claves privadas y solicitudes de certificados estén configuradas para utilizar la criptografía de curva elíptica (ECC) moderna para generar claves y firmas seguras para sus clientes y el servidor OpenVPN.</text:p>
      <text:p text:style-name="P17"/>
      <text:p text:style-name="P22">Configurar sus servidores OpenVPN y CA para usar ECC significa que cuando un cliente y un servidor intentan establecer una clave simétrica compartida, pueden usar algoritmos de curva elíptica para realizar su intercambio. Usar ECC para un intercambio de claves es significativamente más rápido que usar Diffie-Hellman simple con el algoritmo RSA clásico, ya que los números son mucho más pequeños y los cálculos son más rápidos.</text:p>
      <text:p text:style-name="P22"/>
      <text:p text:style-name="P22">Antecedentes: cuando los clientes se conectan a OpenVPN, usan cifrado asimétrico (también conocido como clave pública/privada) para realizar un protocolo de enlace TLS. Sin embargo, al transmitir tráfico VPN encriptado, el servidor y los clientes usan encriptación simétrica, que también se conoce como encriptación de clave compartida.</text:p>
      <text:p text:style-name="P17"/>
      <text:p text:style-name="P22">Hay mucha menos sobrecarga computacional con el cifrado simétrico en comparación con el asimétrico: los números que se utilizan son mucho más pequeños y las CPU modernas integran instrucciones para realizar operaciones de cifrado simétrico optimizadas. Para cambiar de cifrado asimétrico a simétrico, el servidor y el cliente de OpenVPN utilizarán el algoritmo Elliptic Curve Diffie-Hellman (ECDH) para acordar una clave secreta compartida lo más rápido posible.</text:p>
      <text:p text:style-name="P19"><text:soft-page-break/>Una vez que haya llenado el archivo vars, puede continuar con la creación del directorio PKI. Para hacerlo, ejecute el script easyrsa con la opción init-pki. Aunque ya ejecutó este comando en el servidor CA como parte de los requisitos previos, es necesario ejecutarlo aquí porque su servidor OpenVPN y el servidor CA tienen directorios PKI separados:</text:p>
      <text:p text:style-name="Text_20_body"/>
      <text:p text:style-name="Preformatted_20_Text"><text:span text:style-name="Source_20_Text"><text:span text:style-name="T15">./easyrsa init-pki</text:span></text:span></text:p>
      <text:p text:style-name="P2"/>
      <text:p text:style-name="P22"><text:bookmark text:name="tw-target-text12"/>Tenga en cuenta que en su servidor OpenVPN no es necesario crear una Autoridad de certificación. Su servidor CA es el único responsable de validar y firmar certificados. La PKI en su servidor VPN solo se usa como un lugar conveniente y centralizado para almacenar solicitudes de certificados y certificados públicos.</text:p>
      <text:p text:style-name="P22"/>
      <text:p text:style-name="P24">Una vez que haya inicializado su PKI en el servidor OpenVPN, estará listo para pasar al siguiente paso, que es crear una solicitud de certificado de servidor OpenVPN y una clave privada.</text:p>
      <text:h text:style-name="Heading_20_2" text:outline-level="2"><text:bookmark text:name="step-3-creating-an-openvpn-server-certificate-request-and-private-key"/>Step 3 — Crea<text:span text:style-name="T16">ndo una petici</text:span><text:span text:style-name="T17">ón de certificado y clave privada al </text:span><text:span text:style-name="T16"><text:s/>servidor </text:span>OpenVPN </text:h>
      <text:p text:style-name="Text_20_body"/>
      <text:p text:style-name="P22"><text:bookmark text:name="tw-target-text13"/>Ahora que su servidor OpenVPN tiene todos los requisitos previos instalados, el siguiente paso es generar una clave privada y una solicitud de firma de certificado (CSR) en su servidor OpenVPN. Después de eso, transferirá la solicitud a su CA para que la firme, creando el certificado requerido. Una vez que tenga un certificado firmado, lo transferirá nuevamente al servidor OpenVPN y lo instalará para que lo use el servidor.</text:p>
      <text:p text:style-name="P22"/>
      <text:p text:style-name="P19">Para comenzar, navegue hasta el directorio ~/easy-rsa en su servidor OpenVPN como su usuario no root:</text:p>
      <text:p text:style-name="Preformatted_20_Text"><text:span text:style-name="Source_20_Text"><text:span text:style-name="T15">cd ~/easy-rsa</text:span></text:span></text:p>
      <text:p text:style-name="P2"/>
      <text:p text:style-name="P22"><text:bookmark text:name="tw-target-text14"/>Ahora llamará a easyrsa con la opción gen-req seguida de un nombre común (CN) para la máquina. El CN puede ser lo que quieras, pero puede ser útil convertirlo en algo descriptivo. A lo largo de este tutorial, el CN ​​del servidor OpenVPN será servidor. Asegúrese de incluir también la opción de no pasar. Si no lo hace, protegerá con contraseña el archivo de solicitud, lo que podría generar problemas de permisos más adelante.</text:p>
      <text:p text:style-name="P17"/>
      <text:p text:style-name="P24">Nota: si elige un nombre que no sea servidor aquí, tendrá que ajustar algunas de las instrucciones a continuación. Por ejemplo, al copiar los archivos generados al directorio /etc/openvpn, deberá sustituir los nombres correctos. También tendrá que <text:soft-page-break/>modificar el archivo /etc/openvpn/server.conf más adelante para señalar los archivos .crt y .key correctos.</text:p>
      <text:p text:style-name="Text_20_body"/>
      <text:p text:style-name="Preformatted_20_Text"><text:span text:style-name="Source_20_Text">.</text:span><text:span text:style-name="Source_20_Text"><text:span text:style-name="T15">/easyrsa gen-req server nopass</text:span></text:span></text:p>
      <text:p text:style-name="P2"/>
      <text:p text:style-name="Preformatted_20_Text"><text:span text:style-name="Source_20_Text"><text:span text:style-name="T15">Output</text:span></text:span></text:p>
      <text:p text:style-name="Preformatted_20_Text"><text:span text:style-name="Source_20_Text"><text:span text:style-name="T15">Common Name (eg: your user, host, or server name) [server]:</text:span></text:span></text:p>
      <text:p text:style-name="Preformatted_20_Text"><text:span text:style-name="Source_20_Text"><text:span text:style-name="T15"><text:s/></text:span></text:span></text:p>
      <text:p text:style-name="P35"><text:bookmark text:name="tw-target-text15"/><text:span text:style-name="Source_20_Text"><text:span text:style-name="T2">Solicitud de certificado y par de claves completada. sus archivos son:</text:span></text:span></text:p>
      <text:p text:style-name="Preformatted_20_Text"><text:span text:style-name="Source_20_Text"><text:span text:style-name="T15"/></text:span></text:p>
      <text:p text:style-name="Preformatted_20_Text"><text:span text:style-name="Source_20_Text"><text:span text:style-name="T15">req: /home/sammy/easy-rsa/pki/reqs/server.req</text:span></text:span></text:p>
      <text:p text:style-name="P2"><text:span text:style-name="Source_20_Text"><text:span text:style-name="T15">key: /home/sammy/easy-rsa/pki/private/server.key</text:span></text:span></text:p>
      <text:p text:style-name="P11"><text:bookmark text:name="tw-target-text161"/><text:span text:style-name="Source_20_Text"><text:span text:style-name="T9">Esto creará una clave privada para el servidor y un archivo de solicitud de certificado llamado server.req. Copie la clave del servidor en el directorio /etc/openvpn/server:</text:span></text:span></text:p>
      <text:p text:style-name="Preformatted_20_Text"><text:span text:style-name="Source_20_Text"><text:span text:style-name="T15">sudo cp /home/sammy/easy-rsa/pki/private/server.key /etc/openvpn/server/</text:span></text:span></text:p>
      <text:p text:style-name="P2"/>
      <text:p text:style-name="P3"><text:bookmark text:name="tw-target-text17"/><text:span text:style-name="Source_20_Text"><text:span text:style-name="T9">Después de completar estos pasos, habrá creado con éxito una clave privada para su servidor OpenVPN. También ha generado una solicitud de firma de certificado para el servidor OpenVPN. El CSR ahora está listo para ser firmado por su CA. En la siguiente sección de este tutorial, aprenderá cómo firmar una CSR con la clave privada de su servidor CA.</text:span></text:span></text:p>
      <text:h text:style-name="Heading_20_2" text:outline-level="2"><text:bookmark text:name="step-4-signing-the-openvpn-server-s-certificate-request"/>Step 4 — <text:span text:style-name="T22">Firmando </text:span><text:s/><text:bookmark text:name="tw-target-text18"/><text:span text:style-name="T12">Solicitud de certificado del servidor OpenVPN</text:span></text:h>
      <text:p text:style-name="Text_20_body"/>
      <text:p text:style-name="P4"><text:bookmark text:name="tw-target-text19"/><text:span text:style-name="Source_20_Text"><text:span text:style-name="T9">En el paso anterior, creó una solicitud de firma de certificado (CSR) y una clave privada para el servidor OpenVPN. Ahora el servidor de CA necesita conocer el certificado del servidor y validarlo. Una vez que la CA valide y reenvíe el certificado al servidor OpenVPN, los clientes que confíen en su CA también podrán confiar en el servidor OpenVPN.</text:span></text:span></text:p>
      <text:p text:style-name="P4"><text:span text:style-name="Source_20_Text"><text:span text:style-name="T9"/></text:span></text:p>
      <text:p text:style-name="P3"><text:span text:style-name="Source_20_Text"><text:span text:style-name="T9">En el servidor OpenVPN, como su usuario no raíz, use SCP u otro método de transferencia para copiar la solicitud de certificado server.req al servidor CA para firmar:</text:span></text:span></text:p>
      <text:p text:style-name="Preformatted_20_Text"><text:span text:style-name="Source_20_Text"><text:span text:style-name="T15">scp /home/sammy/easy-rsa/pki/reqs/server.req sammy@your_ca_server_ip:/tmp</text:span></text:span></text:p>
      <text:p text:style-name="P2"/>
      <text:p text:style-name="P10"><text:bookmark text:name="tw-target-text20"/><text:soft-page-break/>S<text:span text:style-name="Source_20_Text"><text:span text:style-name="T9">i siguió el requisito previo Cómo instalar y configurar una autoridad de certificación (CA) en el tutorial de Ubuntu 22.04, el siguiente paso es iniciar sesión en el servidor de CA como el usuario no root que creó para administrar su CA. Irá al directorio ~/easy-rsa donde creó su PK y luego importará la solicitud de certificado usando el script easyrsa:</text:span></text:span></text:p>
      <text:p text:style-name="Text_20_body"/>
      <text:p text:style-name="Preformatted_20_Text"><text:span text:style-name="Source_20_Text"><text:span text:style-name="T15">cd ~/easy-rsa</text:span></text:span></text:p>
      <text:p text:style-name="Preformatted_20_Text"><text:span text:style-name="Source_20_Text"><text:span text:style-name="T15">./easyrsa import-req /tmp/server.req server</text:span></text:span></text:p>
      <text:p text:style-name="P2"/>
      <text:p text:style-name="Preformatted_20_Text"><text:span text:style-name="Source_20_Text"><text:span text:style-name="T15">Output</text:span></text:span></text:p>
      <text:p text:style-name="Preformatted_20_Text"><text:span text:style-name="Source_20_Text"><text:span text:style-name="T15">. . .</text:span></text:span></text:p>
      <text:p text:style-name="Preformatted_20_Text"><text:span text:style-name="Source_20_Text"><text:span text:style-name="T15">The request has been successfully imported with a short name of: server</text:span></text:span></text:p>
      <text:p text:style-name="P2"><text:span text:style-name="Source_20_Text"><text:span text:style-name="T15">You may now use this name to perform signing operations on this request.</text:span></text:span></text:p>
      <text:p text:style-name="P10"><text:bookmark text:name="tw-target-text22"/><text:span text:style-name="Source_20_Text"><text:span text:style-name="T9">A continuación, firme la solicitud ejecutando el script easyrsa con la opción sign-req, seguido del tipo de solicitud y el nombre común. El tipo de solicitud puede ser cliente o servidor. Dado que está trabajando con la solicitud de certificado del servidor OpenVPN, asegúrese de utilizar el tipo de solicitud del servidor:</text:span></text:span></text:p>
      <text:p text:style-name="Preformatted_20_Text"><text:span text:style-name="Source_20_Text"><text:span text:style-name="T15">./easyrsa sign-req server server</text:span></text:span></text:p>
      <text:p text:style-name="P30"/>
      <text:p text:style-name="P3"><text:bookmark text:name="tw-target-text21"/><text:span text:style-name="Source_20_Text"><text:span text:style-name="T9">En el resultado, se le pedirá que verifique que la solicitud proviene de una fuente confiable. Escriba sí y luego presione ENTER para confirmar:</text:span></text:span></text:p>
      <text:p text:style-name="Preformatted_20_Text"><text:span text:style-name="Source_20_Text"><text:span text:style-name="T4">Output</text:span></text:span></text:p>
      <text:p text:style-name="Preformatted_20_Text"><text:span text:style-name="Source_20_Text"><text:span text:style-name="T4">You are about to sign the following certificate.</text:span></text:span></text:p>
      <text:p text:style-name="Preformatted_20_Text"><text:span text:style-name="Source_20_Text"><text:span text:style-name="T4">Please check over the details shown below for accuracy. Note that this request</text:span></text:span></text:p>
      <text:p text:style-name="Preformatted_20_Text"><text:span text:style-name="Source_20_Text"><text:span text:style-name="T4">has not been cryptographically verified. Please be sure it came from a trusted</text:span></text:span></text:p>
      <text:p text:style-name="Preformatted_20_Text"><text:span text:style-name="Source_20_Text"><text:span text:style-name="T4">source or that you have verified the request checksum with the sender.</text:span></text:span></text:p>
      <text:p text:style-name="Preformatted_20_Text"><text:span text:style-name="Source_20_Text"><text:span text:style-name="T4"><text:s/></text:span></text:span></text:p>
      <text:p text:style-name="Preformatted_20_Text"><text:span text:style-name="Source_20_Text"><text:span text:style-name="T4">Request subject, to be signed as a server certificate for 3650 days:</text:span></text:span></text:p>
      <text:p text:style-name="Preformatted_20_Text"><text:span text:style-name="Source_20_Text"><text:span text:style-name="T4"><text:s/></text:span></text:span></text:p>
      <text:p text:style-name="Preformatted_20_Text"><text:span text:style-name="Source_20_Text"><text:span text:style-name="T4">subject=</text:span></text:span></text:p>
      <text:p text:style-name="Preformatted_20_Text"><text:span text:style-name="Source_20_Text"><text:span text:style-name="T4">commonName = server</text:span></text:span></text:p>
      <text:p text:style-name="Preformatted_20_Text"><text:span text:style-name="Source_20_Text"><text:span text:style-name="T4"><text:s/></text:span></text:span></text:p>
      <text:p text:style-name="Preformatted_20_Text"><text:span text:style-name="Source_20_Text"><text:span text:style-name="T4"><text:s/></text:span></text:span></text:p>
      <text:p text:style-name="Preformatted_20_Text"><text:span text:style-name="Source_20_Text"><text:span text:style-name="T4">Type the word 'yes' to continue, or any other input to abort.</text:span></text:span></text:p>
      <text:p text:style-name="Preformatted_20_Text"><text:span text:style-name="Source_20_Text"><text:span text:style-name="T4">Confirm request details: yes</text:span></text:span></text:p>
      <text:p text:style-name="Preformatted_20_Text"><text:span text:style-name="Source_20_Text"><text:span text:style-name="T4">. . .</text:span></text:span></text:p>
      <text:p text:style-name="P2"><text:span text:style-name="Source_20_Text"><text:span text:style-name="T6">Certificado creado en</text:span></text:span><text:span text:style-name="Source_20_Text"><text:span text:style-name="T4">: /home/sammy/easy-rsa/pki/issued/server.crt</text:span></text:span></text:p>
      <text:p text:style-name="P4"><text:bookmark text:name="tw-target-text23"/><text:span text:style-name="Source_20_Text"><text:span text:style-name="T9">Tenga en cuenta que si cifró su clave privada de CA, se le pedirá su contraseña en este punto.</text:span></text:span></text:p>
      <text:p text:style-name="P3"><text:soft-page-break/><text:span text:style-name="Source_20_Text"><text:span text:style-name="T9">Con esos pasos completos, ha firmado la solicitud de certificado del servidor OpenVPN utilizando la clave privada del servidor CA. El archivo server.crt resultante contiene la clave de cifrado pública del servidor OpenVPN, así como una firma del servidor CA. El objetivo de la firma es decirle a cualquiera que confíe en el servidor CA que también puede confiar en el servidor OpenVPN cuando se conecta a él.</text:span></text:span></text:p>
      <text:p text:style-name="P6"><text:bookmark text:name="tw-target-text241"/><text:span text:style-name="Source_20_Text"><text:span text:style-name="T9">Para terminar de configurar los certificados, copie los archivos server.crt y ca.crt del servidor CA al servidor OpenVPN:</text:span></text:span></text:p>
      <text:p text:style-name="Preformatted_20_Text"><text:span text:style-name="Source_20_Text"><text:span text:style-name="T4">scp pki/issued/server.crt sammy@your_vpn_server_ip:/tmp</text:span></text:span></text:p>
      <text:p text:style-name="Preformatted_20_Text"><text:span text:style-name="Source_20_Text"><text:span text:style-name="T4">scp pki/ca.crt sammy@your_vpn_server_ip:/tmp</text:span></text:span></text:p>
      <text:p text:style-name="P39"><text:span text:style-name="Source_20_Text"><text:span text:style-name="T4"/></text:span></text:p>
      <text:p text:style-name="P39"><text:bookmark text:name="tw-target-text251"/><text:span text:style-name="Source_20_Text"><text:span text:style-name="T4">Ahora, de vuelta en su servidor OpenVPN, copie los archivos de /tmp a /etc/openvpn/server:</text:span></text:span></text:p>
      <text:p text:style-name="Preformatted_20_Text"><text:span text:style-name="Source_20_Text"><text:span text:style-name="T4">sudo cp /tmp/{server.crt,ca.crt} /etc/openvpn/server</text:span></text:span></text:p>
      <text:p text:style-name="P2"><text:span text:style-name="Source_20_Text"><text:span text:style-name="T4"/></text:span></text:p>
      <text:p text:style-name="P6"><text:bookmark text:name="tw-target-text261"/><text:span text:style-name="Source_20_Text"><text:span text:style-name="T9">Ahora su servidor OpenVPN está casi listo para aceptar conexiones. En el siguiente paso, realizará algunos pasos adicionales para aumentar la seguridad del servidor.</text:span></text:span></text:p>
      <text:h text:style-name="Heading_20_2" text:outline-level="2"><text:bookmark text:name="step-5-configuring-openvpn-cryptographic-material"/><text:span text:style-name="Source_20_Text"><text:span text:style-name="T20">Step 5 — Configur</text:span></text:span><text:span text:style-name="Source_20_Text"><text:span text:style-name="T21">ando</text:span></text:span><text:span text:style-name="Source_20_Text"><text:span text:style-name="T20"> </text:span></text:span><text:span text:style-name="Source_20_Text"><text:span text:style-name="T21">material criptográfico de </text:span></text:span><text:span text:style-name="Source_20_Text"><text:span text:style-name="T20">OpenVPN </text:span></text:span></text:h>
      <text:p text:style-name="P9"/>
      <text:p text:style-name="P9"><text:bookmark text:name="tw-target-text27"/><text:span text:style-name="Source_20_Text"><text:span text:style-name="T9">Para una capa adicional de seguridad, agregue una clave secreta compartida adicional que el servidor y todos los clientes usarán con la directiva tls-crypt de OpenVPN. Esta opción se usa para ofuscar el certificado TLS que se usa cuando un servidor y un cliente se conectan entre sí inicialmente. El servidor OpenVPN también lo utiliza para realizar comprobaciones rápidas de los paquetes entrantes: si un paquete se firma con la clave precompartida, el servidor lo procesa; si no está firmado, el servidor sabe que proviene de una fuente que no es de confianza y puede descartarlo sin tener que realizar un trabajo de descifrado adicional.</text:span></text:span></text:p>
      <text:p text:style-name="P9"><text:span text:style-name="Source_20_Text"><text:span text:style-name="T9"/></text:span></text:p>
      <text:p text:style-name="P9"><text:span text:style-name="Source_20_Text"><text:span text:style-name="T9">Esta opción ayudará a garantizar que su servidor OpenVPN pueda hacer frente al tráfico no autenticado, los escaneos de puertos y los ataques de denegación de servicio, que pueden ocupar los recursos del servidor. También dificulta la identificación del tráfico de la red OpenVPN.</text:span></text:span></text:p>
      <text:p text:style-name="P9"><text:span text:style-name="Source_20_Text"><text:span text:style-name="T9"/></text:span></text:p>
      <text:p text:style-name="P10"><text:span text:style-name="Source_20_Text"><text:span text:style-name="T9">Para generar la clave precompartida tls-crypt, ejecute lo siguiente en el servidor OpenVPN en el directorio ~/easy-rsa:</text:span></text:span></text:p>
      <text:p text:style-name="Text_20_body"/>
      <text:p text:style-name="Preformatted_20_Text"><text:span text:style-name="Source_20_Text"><text:span text:style-name="T15">cd ~/easy-rsa</text:span></text:span></text:p>
      <text:p text:style-name="Preformatted_20_Text"><text:span text:style-name="Source_20_Text"><text:span text:style-name="T15">openvpn --genkey secret ta.key</text:span></text:span></text:p>
      <text:p text:style-name="P2"/>
      <text:p text:style-name="P4"><text:bookmark text:name="tw-target-text28"/><text:soft-page-break/><text:span text:style-name="Source_20_Text"><text:span text:style-name="T15">El resultado será un archivo llamado ta.key. Cópielo en el directorio /etc/openvpn/server/:</text:span></text:span></text:p>
      <text:p text:style-name="P4"><text:span text:style-name="Source_20_Text"><text:span text:style-name="T15"/></text:span></text:p>
      <text:p text:style-name="P4"><text:span text:style-name="Source_20_Text"><text:span text:style-name="T15">sudo cp ta.key /etc/openvpn/server</text:span></text:span></text:p>
      <text:p text:style-name="P37"><text:span text:style-name="Source_20_Text"><text:span text:style-name="T15"/></text:span></text:p>
      <text:p text:style-name="P36"><text:span text:style-name="Source_20_Text"><text:span text:style-name="T14">Con estos archivos en su lugar en el servidor OpenVPN, está listo para crear certificados de cliente y archivos clave para sus usuarios, que utilizará para conectarse a la VPN.</text:span></text:span></text:p>
      <text:h text:style-name="Heading_20_2" text:outline-level="2"><text:bookmark text:name="step-6-generating-a-client-certificate-and-key-pair"/>Step 6 — Generating a Client Certificate and Key Pair</text:h>
      <text:p text:style-name="P12"><text:span text:style-name="Source_20_Text"><text:span text:style-name="T15"/></text:span></text:p>
      <text:p text:style-name="P12"><text:bookmark text:name="tw-target-text29"/><text:span text:style-name="Source_20_Text"><text:span text:style-name="T15">Aunque puede generar una clave privada y una solicitud de certificado en su máquina cliente y luego enviarla a la CA para que la firme, esta guía describe un proceso para generar la solicitud de certificado en el servidor OpenVPN. La ventaja de este enfoque es que puede crear una secuencia de comandos que generará automáticamente archivos de configuración del cliente que contengan todas las claves y certificados necesarios. </text:span></text:span></text:p>
      <text:p text:style-name="P12"><text:span text:style-name="Source_20_Text"><text:span text:style-name="T15"/></text:span></text:p>
      <text:p text:style-name="P12"><text:span text:style-name="Source_20_Text"><text:span text:style-name="T15">Esto le permite evitar tener que transferir claves, certificados y archivos de configuración a los clientes y agiliza el proceso de unirse a la VPN.</text:span></text:span></text:p>
      <text:p text:style-name="P9"><text:span text:style-name="Source_20_Text"><text:span text:style-name="T15"/></text:span></text:p>
      <text:p text:style-name="P9"><text:span text:style-name="Source_20_Text"><text:span text:style-name="T15">Generará un solo par de certificado y clave de cliente para esta guía. Si tienes más de un cliente, puedes repetir este proceso para cada uno. Sin embargo, tenga en cuenta que deberá pasar un valor de nombre único al script para cada cliente. A lo largo de este tutorial, el primer par de certificado/clave se denomina cliente1.</text:span></text:span></text:p>
      <text:p text:style-name="P9"><text:span text:style-name="Source_20_Text"><text:span text:style-name="T15"/></text:span></text:p>
      <text:p text:style-name="P10"><text:span text:style-name="Source_20_Text"><text:span text:style-name="T15">Comience creando una estructura de directorios dentro de su directorio de inicio para almacenar el certificado del cliente y los archivos clave</text:span></text:span>:</text:p>
      <text:p text:style-name="Preformatted_20_Text"><text:span text:style-name="Source_20_Text"><text:span text:style-name="T15">mkdir -p ~/client-configs/keys</text:span></text:span></text:p>
      <text:p text:style-name="P2"/>
      <text:p text:style-name="P35"><text:bookmark text:name="tw-target-text30"/><text:span text:style-name="Source_20_Text"><text:span text:style-name="T14">Dado que almacenará los pares de certificados/claves de sus clientes y los archivos de configuración en este directorio, debe bloquear sus permisos ahora como medida de seguridad:</text:span></text:span></text:p>
      <text:p text:style-name="Text_20_body"><text:span text:style-name="Source_20_Text"><text:span text:style-name="T14"/></text:span></text:p>
      <text:p text:style-name="Preformatted_20_Text"><text:span text:style-name="Source_20_Text"><text:span text:style-name="T14">chmod -R 700 ~/client-configs</text:span></text:span></text:p>
      <text:p text:style-name="P2"><text:span text:style-name="Source_20_Text"><text:span text:style-name="T14"/></text:span></text:p>
      <text:p text:style-name="P35"><text:bookmark text:name="tw-target-text31"/><text:soft-page-break/><text:span text:style-name="Source_20_Text"><text:span text:style-name="T14">A continuación, vuelva al directorio EasyRSA y ejecute el script easyrsa con las opciones gen-req y nopass, junto con el nombre común del cliente:</text:span></text:span></text:p>
      <text:p text:style-name="P44"><text:span text:style-name="Source_20_Text"><text:span text:style-name="T14"/></text:span></text:p>
      <text:p text:style-name="Preformatted_20_Text"><text:span text:style-name="Source_20_Text"><text:span text:style-name="T14">cd ~/easy-rsa</text:span></text:span></text:p>
      <text:p text:style-name="Preformatted_20_Text"><text:span text:style-name="Source_20_Text"><text:span text:style-name="T14">./easyrsa gen-req client1 nopass</text:span></text:span></text:p>
      <text:p text:style-name="P2"/>
      <text:p text:style-name="P3"><text:bookmark text:name="tw-target-text32"/><text:span text:style-name="Source_20_Text"><text:span text:style-name="T15">Presione ENTER para confirmar el nombre común. Luego, copie el archivo client1.key al directorio ~/client-configs/keys/ que creó anteriormente:</text:span></text:span></text:p>
      <text:p text:style-name="Preformatted_20_Text"><text:span text:style-name="Source_20_Text"><text:span text:style-name="T15">cp pki/private/client1.key ~/client-configs/keys/</text:span></text:span></text:p>
      <text:p text:style-name="P2"/>
      <text:p text:style-name="Preformatted_20_Text"><text:bookmark text:name="tw-target-text36"/><text:span text:style-name="Source_20_Text"><text:span text:style-name="T14">A continuación, transfiera el archivo client1.req a su servidor CA utilizando un método seguro:</text:span></text:span></text:p>
      <text:p text:style-name="Text_20_body"><text:span text:style-name="Source_20_Text"><text:span text:style-name="T14"/></text:span></text:p>
      <text:p text:style-name="Preformatted_20_Text"><text:span text:style-name="Source_20_Text"><text:span text:style-name="T14">scp pki/reqs/client1.req sammy@your_ca_server_ip:/tmp</text:span></text:span></text:p>
      <text:p text:style-name="P2"><text:span text:style-name="Source_20_Text"><text:span text:style-name="T14"/></text:span></text:p>
      <text:p text:style-name="P13"><text:bookmark text:name="tw-target-text371"/><text:span text:style-name="Source_20_Text"><text:span text:style-name="T15">Ahora inicie sesión en su servidor CA. Luego, navegue al directorio EasyRSA e importe la solicitud de certificado:</text:span></text:span></text:p>
      <text:p text:style-name="Preformatted_20_Text"><text:span text:style-name="Source_20_Text"><text:span text:style-name="T14">cd ~/easy-rsa</text:span></text:span></text:p>
      <text:p text:style-name="Preformatted_20_Text"><text:span text:style-name="Source_20_Text"><text:span text:style-name="T14">./easyrsa import-req /tmp/client1.req client1</text:span></text:span></text:p>
      <text:p text:style-name="P2"><text:span text:style-name="Source_20_Text"><text:span text:style-name="T14"/></text:span></text:p>
      <text:p text:style-name="P35"><text:bookmark text:name="tw-target-text38"/><text:span text:style-name="Source_20_Text"><text:span text:style-name="T14">Luego, firme la solicitud de la misma manera que lo hizo para el servidor en el paso anterior. Esta vez, sin embargo, asegúrese de especificar el tipo de solicitud del cliente:</text:span></text:span></text:p>
      <text:p text:style-name="Text_20_body"><text:span text:style-name="Source_20_Text"><text:span text:style-name="T14"/></text:span></text:p>
      <text:p text:style-name="Preformatted_20_Text"><text:span text:style-name="Source_20_Text"><text:span text:style-name="T14">./easyrsa sign-req client client1</text:span></text:span></text:p>
      <text:p text:style-name="P2"><text:span text:style-name="Source_20_Text"><text:span text:style-name="T14"/></text:span></text:p>
      <text:p text:style-name="Preformatted_20_Text"><text:bookmark text:name="tw-target-text39"/><text:span text:style-name="Source_20_Text"><text:span text:style-name="T14">Cuando se le solicite, ingrese sí para confirmar que tiene la intención de firmar la solicitud de certificado y que proviene de una fuente confiable:</text:span></text:span></text:p>
      <text:p text:style-name="Text_20_body"><text:span text:style-name="Source_20_Text"><text:span text:style-name="T14"/></text:span></text:p>
      <text:p text:style-name="Preformatted_20_Text"><text:span text:style-name="Source_20_Text"><text:span text:style-name="T14">Output</text:span></text:span></text:p>
      <text:p text:style-name="Preformatted_20_Text"><text:span text:style-name="Source_20_Text"><text:span text:style-name="T14">Type the word 'yes' to continue, or any other input to abort.</text:span></text:span></text:p>
      <text:p text:style-name="P2"><text:span text:style-name="Source_20_Text"><text:span text:style-name="T14">Confirm request details: yes</text:span></text:span></text:p>
      <text:p text:style-name="Preformatted_20_Text"><text:bookmark text:name="tw-target-text40"/><text:span text:style-name="T14">Nuevamente, si encriptó su clave de CA, se le solicitará su contraseña aquí.</text:span></text:p>
      <text:section text:style-name="Sect1" text:name="tw-target-text-container">
        <text:p text:style-name="P28">Esto creará un archivo de certificado de cliente denominado client1.crt. Transfiera este archivo de vuelta al servidor:</text:p>
      </text:section>
      <text:section text:style-name="Sect1" text:name="tw-target-rmn-container">
        <text:p text:style-name="Text_20_body"><text:bookmark text:name="tw-target-rmn"/><text:soft-page-break/></text:p>
      </text:section>
      <text:p text:style-name="Text_20_body"><text:span text:style-name="Source_20_Text"><text:span text:style-name="T14"/></text:span></text:p>
      <text:p text:style-name="Preformatted_20_Text"><text:span text:style-name="Source_20_Text"><text:span text:style-name="T14">scp pki/issued/client1.crt sammy@your_server_ip:/tmp</text:span></text:span></text:p>
      <text:p text:style-name="P2"><text:span text:style-name="Source_20_Text"><text:span text:style-name="T14"/></text:span></text:p>
      <text:p text:style-name="Preformatted_20_Text"><text:bookmark text:name="tw-target-text35"/><text:span text:style-name="Source_20_Text"><text:span text:style-name="T14">De vuelta en su servidor OpenVPN, copie el certificado del cliente en el directorio ~/client-configs/keys/:</text:span></text:span></text:p>
      <text:p text:style-name="Text_20_body"><text:span text:style-name="Source_20_Text"><text:span text:style-name="T14"/></text:span></text:p>
      <text:p text:style-name="Preformatted_20_Text"><text:span text:style-name="Source_20_Text"><text:span text:style-name="T14">cp /tmp/client1.crt ~/client-configs/keys/</text:span></text:span></text:p>
      <text:p text:style-name="P2"><text:span text:style-name="Source_20_Text"><text:span text:style-name="T14"/></text:span></text:p>
      <text:p text:style-name="Preformatted_20_Text"><text:bookmark text:name="tw-target-text34"/><text:span text:style-name="Source_20_Text"><text:span text:style-name="T14">A continuación, copie los archivos ca.crt y ta.key también en el directorio ~/client-configs/keys/ y configure los permisos apropiados para su usuario sudo:</text:span></text:span></text:p>
      <text:p text:style-name="Preformatted_20_Text"><text:span text:style-name="Source_20_Text"><text:span text:style-name="T14"/></text:span></text:p>
      <text:p text:style-name="Preformatted_20_Text"><text:span text:style-name="Source_20_Text"><text:span text:style-name="T15">cp ~/easy-rsa/ta.key ~/client-configs/keys/</text:span></text:span></text:p>
      <text:p text:style-name="Preformatted_20_Text"><text:span text:style-name="Source_20_Text"><text:span text:style-name="T15">sudo cp /etc/openvpn/server/ca.crt ~/client-configs/keys/</text:span></text:span></text:p>
      <text:p text:style-name="Preformatted_20_Text"><text:span text:style-name="Source_20_Text"><text:span text:style-name="T15">sudo chown sammy.sammy ~/client-configs/keys/*</text:span></text:span></text:p>
      <text:p text:style-name="P2"/>
      <text:p text:style-name="P10"><text:bookmark text:name="tw-target-text33"/><text:span text:style-name="Source_20_Text"><text:span text:style-name="T15">Con eso, los certificados y claves de su servidor y cliente se han generado y se almacenan en los directorios apropiados en su servidor OpenVPN. Todavía hay algunas acciones que deben realizarse con estos archivos, pero vendrán en un paso posterior. Por ahora, puede continuar con la configuración de OpenVPN.</text:span></text:span></text:p>
      <text:p text:style-name="Text_20_body"/>
      <text:h text:style-name="Heading_20_2" text:outline-level="2"><text:bookmark text:name="step-7-configuring-openvpn"/>Step 7 — Configu<text:span text:style-name="T23">rando</text:span> OpenVPN</text:h>
      <text:p text:style-name="Text_20_body"/>
      <text:p text:style-name="P26"><text:bookmark text:name="tw-target-text41"/>Como muchas otras herramientas de código abierto ampliamente utilizadas, OpenVPN tiene numerosas opciones de configuración disponibles para personalizar su servidor según sus necesidades específicas. En esta sección, proporcionaremos instrucciones sobre cómo establecer una configuración de servidor OpenVPN basada en uno de los archivos de configuración de muestra que se incluye en la documentación de este software.</text:p>
      <text:p text:style-name="P26"/>
      <text:p text:style-name="P25">Primero, copie el archivo server.conf de muestra como punto de partida para su propio archivo de configuración:</text:p>
      <text:p text:style-name="Text_20_body"/>
      <text:p text:style-name="Preformatted_20_Text"><text:soft-page-break/><text:span text:style-name="Source_20_Text"><text:span text:style-name="T15">sudo cp /usr/share/doc/openvpn/examples/sample-config-files/server.conf /etc/openvpn/server/</text:span></text:span></text:p>
      <text:p text:style-name="P2"/>
      <text:p text:style-name="P7"><text:bookmark text:name="tw-target-text-container1"/><text:bookmark text:name="tw-target-text421"/><text:span text:style-name="Source_20_Text"><text:span text:style-name="T15">Abra el nuevo archivo para editarlo con nano o el editor de texto que prefiera:</text:span></text:span></text:p>
      <text:p text:style-name="Preformatted_20_Text"><text:span text:style-name="Source_20_Text"><text:span text:style-name="T14">sudo nano /etc/openvpn/server/server.conf</text:span></text:span></text:p>
      <text:p text:style-name="Text_20_body"><text:span text:style-name="Source_20_Text"><text:span text:style-name="T14"/></text:span></text:p>
      <text:p text:style-name="P3"><text:bookmark text:name="tw-target-text43"/><text:span text:style-name="Source_20_Text"><text:span text:style-name="T15">Deberá cambiar algunas líneas en este archivo. Primero, encuentre la sección HMAC de la configuración buscando la directiva tls-auth. Esta línea estará habilitada por defecto. Coméntalo agregando un ; al comienzo de la línea. Luego agregue una nueva línea después que contenga el valor tls-crypt ta.key solamente:</text:span></text:span></text:p>
      <text:p text:style-name="Text_20_body"><text:span text:style-name="Source_20_Text"><text:span text:style-name="T14"/></text:span></text:p>
      <text:p text:style-name="Text_20_body"><text:span text:style-name="Source_20_Text"><text:span text:style-name="T14">/etc/openvpn/server/server.conf</text:span></text:span></text:p>
      <text:p text:style-name="Preformatted_20_Text"><text:span text:style-name="Source_20_Text"><text:span text:style-name="T14">;tls-auth ta.key 0 # This file is secret</text:span></text:span></text:p>
      <text:p text:style-name="P2"><text:span text:style-name="Source_20_Text"><text:span text:style-name="T14">tls-crypt ta.key</text:span></text:span></text:p>
      <text:p text:style-name="P35"><text:bookmark text:name="tw-target-text44"/><text:span text:style-name="Source_20_Text"><text:span text:style-name="T14">A continuación, busque la sección sobre cifrados criptográficos buscando las líneas de cifrado. El valor predeterminado se establece en AES-256-CBC; sin embargo, el cifrado AES-256-GCM ofrece un mejor nivel de cifrado, rendimiento y es compatible con los clientes OpenVPN actualizados. Comente el valor predeterminado agregando un ; firme al principio de esta línea y luego agregue otra línea después que contenga el valor actualizado de AES-256-GCM:</text:span></text:span></text:p>
      <text:p text:style-name="Text_20_body"><text:span text:style-name="Source_20_Text"><text:span text:style-name="T14"/></text:span></text:p>
      <text:p text:style-name="Text_20_body"><text:span text:style-name="Source_20_Text"><text:span text:style-name="T14">/etc/openvpn/server/server.conf</text:span></text:span></text:p>
      <text:p text:style-name="Preformatted_20_Text"><text:span text:style-name="Source_20_Text"><text:span text:style-name="T14">;cipher AES-256-CBC</text:span></text:span></text:p>
      <text:p text:style-name="P2"><text:span text:style-name="Source_20_Text"><text:span text:style-name="T14">cipher AES-256-GCM</text:span></text:span></text:p>
      <text:p text:style-name="P35"><text:bookmark text:name="tw-target-text45"/><text:span text:style-name="Source_20_Text"><text:span text:style-name="T14">Inmediatamente después de esta línea, agregue una directiva de autenticación para seleccionar el algoritmo de resumen de mensajes HMAC. Para esto, SHA256 es una buena opción:</text:span></text:span></text:p>
      <text:p text:style-name="Text_20_body"><text:span text:style-name="Source_20_Text"><text:span text:style-name="T14"/></text:span></text:p>
      <text:p text:style-name="Text_20_body"><text:span text:style-name="Source_20_Text"><text:span text:style-name="T14">/etc/openvpn/server/server.conf</text:span></text:span></text:p>
      <text:p text:style-name="P2"><text:span text:style-name="Source_20_Text"><text:span text:style-name="T14">auth SHA256</text:span></text:span></text:p>
      <text:p text:style-name="P35"><text:bookmark text:name="tw-target-text46"/><text:span text:style-name="Source_20_Text"><text:span text:style-name="T14">A continuación, busque la línea que contiene una directiva dh, que define los parámetros Diffie-Hellman. Dado que configuró todos los certificados para usar criptografía de </text:span></text:span><text:soft-page-break/><text:span text:style-name="Source_20_Text"><text:span text:style-name="T14">curva elíptica, no es necesario un archivo semilla Diffie-Hellman. Comente la línea existente que parece dh dh2048.pem o dh dh.pem. El nombre de archivo de la clave Diffie-Hellman puede ser diferente al que se muestra en el archivo de configuración del servidor de ejemplo. Luego agregue una línea después con el contenido dh none:</text:span></text:span></text:p>
      <text:p text:style-name="Text_20_body"><text:span text:style-name="Source_20_Text"><text:span text:style-name="T14"/></text:span></text:p>
      <text:p text:style-name="Text_20_body"><text:span text:style-name="Source_20_Text"><text:span text:style-name="T14">/etc/openvpn/server/server.conf</text:span></text:span></text:p>
      <text:p text:style-name="Preformatted_20_Text"><text:span text:style-name="Source_20_Text"><text:span text:style-name="T14">;dh dh2048.pem</text:span></text:span></text:p>
      <text:p text:style-name="P2"><text:span text:style-name="Source_20_Text"><text:span text:style-name="T14">dh none</text:span></text:span></text:p>
      <text:p text:style-name="P35"><text:bookmark text:name="tw-target-text47"/><text:span text:style-name="Source_20_Text"><text:span text:style-name="T14">A continuación, OpenVPN debería ejecutarse sin privilegios una vez que se haya iniciado, por lo que deberá indicarle que se ejecute con un usuario nadie y un grupo nogrupo. Para habilitar esto, busque y elimine el comentario del usuario none y agrupe las líneas nogroup eliminando el ; firmar desde el principio de cada línea:</text:span></text:span></text:p>
      <text:p text:style-name="Text_20_body"><text:span text:style-name="Source_20_Text"><text:span text:style-name="T14"/></text:span></text:p>
      <text:p text:style-name="Text_20_body"><text:span text:style-name="Source_20_Text"><text:span text:style-name="T14">/etc/openvpn/server/server.conf</text:span></text:span></text:p>
      <text:p text:style-name="Preformatted_20_Text"><text:span text:style-name="Source_20_Text"><text:span text:style-name="T14">user nobody</text:span></text:span></text:p>
      <text:p text:style-name="P2"><text:span text:style-name="Source_20_Text"><text:span text:style-name="T14">group nogroup</text:span></text:span></text:p>
      <text:h text:style-name="Heading_20_3" text:outline-level="3"><text:bookmark text:name="tw-target-text49"/><text:span text:style-name="T12">(Opcional) Empuje los cambios de DNS para redirigir todo el tráfico a través de la VPN</text:span></text:h>
      <text:p text:style-name="Text_20_body"/>
      <text:p text:style-name="P9"><text:bookmark text:name="tw-target-text52"/><text:span text:style-name="Source_20_Text"><text:span text:style-name="T15">La configuración anterior creará la conexión VPN entre su cliente y el servidor, pero no obligará a ninguna conexión a usar el túnel. Si desea utilizar la VPN para enrutar todo el tráfico de su cliente a través de la VPN, es probable que desee enviar algunas configuraciones adicionales a las computadoras cliente.</text:span></text:span></text:p>
      <text:p text:style-name="P4"><text:span text:style-name="Source_20_Text"><text:span text:style-name="T15"/></text:span></text:p>
      <text:p text:style-name="P10"><text:span text:style-name="Source_20_Text"><text:span text:style-name="T15">Para comenzar, busque y descomente la línea que contiene push "redirect-gateway def1 bypass-dhcp". Hacer esto le dirá a su cliente que redirija todo su tráfico a través de su servidor OpenVPN. Tenga en cuenta que habilitar esta funcionalidad puede causar problemas de conectividad con otros servicios de red, como SSH:</text:span></text:span></text:p>
      <text:p text:style-name="Text_20_body">/etc/openvpn/server/server.conf</text:p>
      <text:p text:style-name="P2"><text:span text:style-name="Source_20_Text">push "redirect-gateway def1 bypass-dhcp"</text:span></text:p>
      <text:p text:style-name="P3"><text:bookmark text:name="tw-target-text53"/><text:span text:style-name="Source_20_Text"><text:span text:style-name="T15">Justo debajo de esta línea, busque la sección dhcp-option. Nuevamente, elimine el ; desde el comienzo de ambas líneas para descomentarlas:</text:span></text:span></text:p>
      <text:p text:style-name="Text_20_body"><text:soft-page-break/></text:p>
      <text:p text:style-name="Text_20_body">/etc/openvpn/server/server.conf</text:p>
      <text:p text:style-name="Preformatted_20_Text"><text:span text:style-name="Source_20_Text">push "dhcp-option DNS 208.67.222.222"</text:span></text:p>
      <text:p text:style-name="P2"><text:span text:style-name="Source_20_Text">push "dhcp-option DNS 208.67.220.220"</text:span></text:p>
      <text:p text:style-name="P4"><text:bookmark text:name="tw-target-text54"/><text:span text:style-name="Source_20_Text"><text:span text:style-name="T15">Estas líneas le indicarán a su cliente que use los solucionadores de OpenDNS gratuitos en las direcciones IP enumeradas. Si prefiere otros solucionadores de DNS, puede sustituirlos por las IP resaltadas.</text:span></text:span></text:p>
      <text:p text:style-name="P4"><text:span text:style-name="Source_20_Text"><text:span text:style-name="T15"/></text:span></text:p>
      <text:p text:style-name="P3"><text:span text:style-name="Source_20_Text"><text:span text:style-name="T15">Esto ayudará a los clientes a reconfigurar su configuración de DNS para usar el túnel VPN como puerta de enlace predeterminada.</text:span></text:span></text:p>
      <text:p text:style-name="Text_20_body"/>
      <text:h text:style-name="Heading_20_3" text:outline-level="3"><text:bookmark text:name="optional-adjust-the-port-and-protocol"/>(O<text:span text:style-name="T12">pcional) Ajuste el puerto y el protocolo</text:span></text:h>
      <text:p text:style-name="Text_20_body"/>
      <text:p text:style-name="P9"><text:bookmark text:name="tw-target-text56"/><text:span text:style-name="Source_20_Text"><text:span text:style-name="T15">De manera predeterminada, el servidor OpenVPN usa el puerto 1194 y el protocolo UDP para aceptar conexiones de clientes. Si necesita usar un puerto diferente debido a los entornos de red restrictivos en los que pueden estar sus clientes, puede cambiar la opción de puerto. Si no está alojando contenido web en su servidor OpenVPN, el puerto 443 es una opción popular, ya que generalmente se permite a través de las reglas del firewall.</text:span></text:span></text:p>
      <text:p text:style-name="P9"><text:span text:style-name="Source_20_Text"><text:span text:style-name="T14"/></text:span></text:p>
      <text:p text:style-name="P34"><text:span text:style-name="Source_20_Text"><text:span text:style-name="T14">Para cambiar OpenVPN para escuchar en el puerto 443, abra el archivo server.conf y busque la línea que se ve así:</text:span></text:span></text:p>
      <text:p text:style-name="P46"><text:span text:style-name="Source_20_Text"><text:span text:style-name="T12">/etc/openvpn/server/server.conf</text:span></text:span></text:p>
      <text:p text:style-name="P2"><text:span text:style-name="Source_20_Text"><text:span text:style-name="T14">port 1194</text:span></text:span></text:p>
      <text:p text:style-name="P3"><text:bookmark text:name="tw-target-text57"/><text:span text:style-name="Source_20_Text"><text:span text:style-name="T15">Edítelo para que el puerto sea 443:</text:span></text:span></text:p>
      <text:p text:style-name="P46"><text:span text:style-name="Source_20_Text"><text:span text:style-name="T12">/etc/openvpn/server/server.conf</text:span></text:span></text:p>
      <text:p text:style-name="Preformatted_20_Text"><text:span text:style-name="Source_20_Text"><text:span text:style-name="T14"># Optional!</text:span></text:span></text:p>
      <text:p text:style-name="P2"><text:span text:style-name="Source_20_Text"><text:span text:style-name="T14">port 443</text:span></text:span></text:p>
      <text:p text:style-name="P8"><text:bookmark text:name="tw-target-text-container2"/><text:bookmark text:name="tw-target-text581"/><text:span text:style-name="Source_20_Text"><text:span text:style-name="T15">A menudo, el protocolo también está restringido a ese puerto. Si es así, busque la línea proto debajo de la línea del puerto y cambie el protocolo de udp a tcp:</text:span></text:span></text:p>
      <text:p text:style-name="P8"><text:bookmark text:name="tw-target-text-container3"/><text:bookmark text:name="tw-target-text582"/><text:span text:style-name="Source_20_Text"><text:span text:style-name="T15">A menudo, el protocolo también está restringido a ese puerto. Si es así, busque la línea proto debajo de la línea del puerto y cambie el protocolo de udp a tcp:</text:span></text:span></text:p>
      <text:p text:style-name="P8"><text:soft-page-break/><text:span text:style-name="Source_20_Text"><text:span text:style-name="T14"/></text:span></text:p>
      <text:section text:style-name="Sect1" text:name="tw-target">
        <text:section text:style-name="Sect1" text:name="kAz1tf">
          <text:p text:style-name="Standard"><text:span text:style-name="Source_20_Text"><text:span text:style-name="T14"/></text:span></text:p>
        </text:section>
      </text:section>
      <text:p text:style-name="P46"><text:span text:style-name="Source_20_Text"><text:span text:style-name="T12">/etc/openvpn/server/server.conf</text:span></text:span></text:p>
      <text:p text:style-name="Preformatted_20_Text"><text:span text:style-name="Source_20_Text"><text:span text:style-name="T14"># Optional!</text:span></text:span></text:p>
      <text:p text:style-name="P2"><text:span text:style-name="Source_20_Text"><text:span text:style-name="T14">proto tcp</text:span></text:span></text:p>
      <text:p text:style-name="P4"><text:bookmark text:name="tw-target-text59"/><text:span text:style-name="Source_20_Text"><text:span text:style-name="T15">Si cambia el protocolo a TCP, deberá cambiar el valor de la directiva de notificación de salida explícita de 1 a 0, ya que esta directiva solo la utiliza UDP. Si no lo hace mientras usa TCP, se producirán errores cuando inicie el servicio OpenVPN.</text:span></text:span></text:p>
      <text:p text:style-name="P4"><text:span text:style-name="Source_20_Text"><text:span text:style-name="T15"/></text:span></text:p>
      <text:p text:style-name="P3"><text:span text:style-name="Source_20_Text"><text:span text:style-name="T15">Busque la línea de notificación de salida explícita al final del archivo y cambie el valor a 0:</text:span></text:span></text:p>
      <text:p text:style-name="Text_20_body"><text:span text:style-name="Source_20_Text"><text:span text:style-name="T14">/etc/openvpn/server/server.conf</text:span></text:span></text:p>
      <text:p text:style-name="Preformatted_20_Text"><text:span text:style-name="Source_20_Text"><text:span text:style-name="T14"># Optional!</text:span></text:span></text:p>
      <text:p text:style-name="P2"><text:span text:style-name="Source_20_Text"><text:span text:style-name="T14">explicit-exit-notify 0</text:span></text:span></text:p>
      <text:p text:style-name="Preformatted_20_Text"><text:bookmark text:name="tw-target-text60"/><text:span text:style-name="Source_20_Text"><text:span text:style-name="T14">Si no necesita usar un puerto y protocolo diferente, es mejor dejar esta configuración sin cambios.</text:span></text:span></text:p>
      <text:p text:style-name="Text_20_body"><text:span text:style-name="Source_20_Text"><text:span text:style-name="T14"/></text:span></text:p>
      <text:h text:style-name="Heading_20_3" text:outline-level="3"><text:bookmark text:name="optional-point-to-non-default-credentials"/><text:span text:style-name="Source_20_Text"><text:span text:style-name="T14">(Optional) Point to Non-Default Credentials</text:span></text:span></text:h>
      <text:p text:style-name="P35"><text:bookmark text:name="tw-target-text62"/><text:span text:style-name="Source_20_Text"><text:span text:style-name="T14">Si seleccionó un nombre diferente durante el comando del servidor ./easyrsa gen-req anteriormente, modifique las líneas cert y key en el archivo de configuración server.conf para que apunten a los archivos .crt y .key apropiados. Si usó el nombre predeterminado, servidor, esto ya está configurado correctamente:</text:span></text:span></text:p>
      <text:p text:style-name="P44"><text:span text:style-name="Source_20_Text"><text:span text:style-name="T14"/></text:span></text:p>
      <text:p text:style-name="Text_20_body"><text:span text:style-name="Source_20_Text"><text:span text:style-name="T14">/etc/openvpn/server/server.conf</text:span></text:span></text:p>
      <text:p text:style-name="Preformatted_20_Text"><text:span text:style-name="Source_20_Text"><text:span text:style-name="T14">cert server.crt</text:span></text:span></text:p>
      <text:p text:style-name="P2"><text:span text:style-name="Source_20_Text"><text:span text:style-name="T14">key server.key</text:span></text:span></text:p>
      <text:p text:style-name="Preformatted_20_Text"><text:bookmark text:name="tw-target-text63"/><text:span text:style-name="Source_20_Text"><text:span text:style-name="T14">Cuando haya terminado, guarde y cierre el archivo.</text:span></text:span></text:p>
      <text:p text:style-name="P3"><text:span text:style-name="Source_20_Text"><text:span text:style-name="T15">Ahora ha terminado de configurar sus ajustes generales de OpenVPN. En el siguiente paso, personalizará las opciones de red del servidor.</text:span></text:span></text:p>
      <text:h text:style-name="Heading_20_2" text:outline-level="2"><text:bookmark text:name="step-8-adjusting-the-openvpn-server-networking-configuration"/><text:span text:style-name="Source_20_Text"><text:span text:style-name="T14">Step 8 — Adjusting the OpenVPN Server Networking Configuration</text:span></text:span></text:h>
      <text:p text:style-name="Preformatted_20_Text"><text:bookmark text:name="tw-target-text-container"/><text:bookmark text:name="tw-target-text64"/><text:span text:style-name="Source_20_Text"><text:span text:style-name="T14">Hay algunos aspectos de la configuración de red del servidor que deben modificarse para que OpenVPN pueda enrutar </text:span></text:span><text:soft-page-break/><text:span text:style-name="Source_20_Text"><text:span text:style-name="T14">correctamente el tráfico a través de la VPN. El primero de ellos es el reenvío de IP, un método para determinar dónde se debe enrutar el tráfico de IP. Esto es esencial para la funcionalidad VPN que proporcionará su servidor.</text:span></text:span></text:p>
      <text:section text:style-name="Sect1" text:name="Sección1">
        <text:p text:style-name="P3"><text:span text:style-name="Source_20_Text"><text:span text:style-name="T15">Para ajustar la configuración de reenvío de IP predeterminada de su servidor OpenVPN, abra el archivo /etc/sysctl.conf usando nano o su editor preferido:</text:span></text:span></text:p>
      </text:section>
      <text:section text:style-name="Sect1" text:name="Sección2">
        <text:p text:style-name="Text_20_body"><text:bookmark text:name="tw-target-rmn-container"/><text:bookmark text:name="tw-target-rmn1"/></text:p>
      </text:section>
      <text:p text:style-name="Preformatted_20_Text"><text:span text:style-name="Source_20_Text"><text:span text:style-name="T14">sudo nano /etc/sysctl.conf</text:span></text:span></text:p>
      <text:p text:style-name="Preformatted_20_Text"><text:span text:style-name="Source_20_Text"><text:span text:style-name="T14"/></text:span></text:p>
      <text:p text:style-name="Preformatted_20_Text"><text:bookmark text:name="tw-target-text65"/><text:span text:style-name="Source_20_Text"><text:span text:style-name="T14">Luego agregue la siguiente línea en la parte inferior del archivo:</text:span></text:span></text:p>
      <text:p text:style-name="Text_20_body"><text:span text:style-name="Source_20_Text"><text:span text:style-name="T14"/></text:span></text:p>
      <text:p text:style-name="Text_20_body"><text:span text:style-name="Source_20_Text"><text:span text:style-name="T14">/etc/sysctl.conf</text:span></text:span></text:p>
      <text:p text:style-name="P2"><text:span text:style-name="Source_20_Text"><text:span text:style-name="T14">net.ipv4.ip_forward = 1</text:span></text:span></text:p>
      <text:p text:style-name="Preformatted_20_Text"><text:bookmark text:name="tw-target-text66"/><text:span text:style-name="Source_20_Text"><text:span text:style-name="T14">Guarde y cierre el archivo cuando haya terminado.</text:span></text:span></text:p>
      <text:p text:style-name="P3"><text:span text:style-name="Source_20_Text"><text:span text:style-name="T15">Para leer el archivo y cargar los nuevos valores para la sesión actual, escriba:</text:span></text:span></text:p>
      <text:p text:style-name="Text_20_body"><text:span text:style-name="Source_20_Text"><text:span text:style-name="T14"/></text:span></text:p>
      <text:p text:style-name="Preformatted_20_Text"><text:span text:style-name="Source_20_Text"><text:span text:style-name="T14">sudo sysctl -p</text:span></text:span></text:p>
      <text:p text:style-name="P2"><text:span text:style-name="Source_20_Text"><text:span text:style-name="T14"/></text:span></text:p>
      <text:p text:style-name="Preformatted_20_Text"><text:span text:style-name="Source_20_Text"><text:span text:style-name="T14">Output</text:span></text:span></text:p>
      <text:p text:style-name="P2"><text:span text:style-name="Source_20_Text"><text:span text:style-name="T14">net.ipv4.ip_forward = 1</text:span></text:span></text:p>
      <text:p text:style-name="P35"><text:bookmark text:name="tw-target-text67"/><text:span text:style-name="Source_20_Text"><text:span text:style-name="T14">Ahora su servidor OpenVPN podrá reenviar el tráfico entrante de un dispositivo ethernet a otro. Esta configuración garantiza que el servidor pueda dirigir el tráfico de los clientes que se conectan en la interfaz VPN virtual a sus otros dispositivos físicos de Ethernet. Esta configuración enrutará todo el tráfico web de su cliente a través de la dirección IP de su servidor, y la dirección IP pública de su cliente se ocultará de manera efectiva.</text:span></text:span></text:p>
      <text:p text:style-name="Preformatted_20_Text"><text:span text:style-name="Source_20_Text"><text:span text:style-name="T14"/></text:span></text:p>
      <text:p text:style-name="P34"><text:span text:style-name="Source_20_Text"><text:span text:style-name="T14">En el siguiente paso, deberá configurar algunas reglas de firewall para garantizar que el tráfico hacia y desde su servidor OpenVPN fluya correctamente.</text:span></text:span></text:p>
      <text:h text:style-name="Heading_20_2" text:outline-level="2"><text:bookmark text:name="step-9-firewall-configuration"/>Step 9 — <text:span text:style-name="T24">Configuraci</text:span><text:span text:style-name="T18">ón del Firewall</text:span></text:h>
      <text:p text:style-name="P9"><text:bookmark text:name="tw-target-text68"/><text:span text:style-name="Source_20_Text"><text:span text:style-name="T15">Hasta ahora, instaló OpenVPN en su servidor, lo configuró y generó las claves y los certificados necesarios para que su cliente acceda a la VPN. Sin embargo, aún no ha proporcionado </text:span></text:span><text:soft-page-break/><text:span text:style-name="Source_20_Text"><text:span text:style-name="T15">a OpenVPN ninguna instrucción sobre dónde enviar el tráfico web entrante de los clientes. Puede estipular cómo el servidor debe manejar el tráfico de clientes estableciendo algunas reglas de firewall y configuraciones de enrutamiento.</text:span></text:span></text:p>
      <text:p text:style-name="P9"><text:span text:style-name="Source_20_Text"><text:span text:style-name="T15"/></text:span></text:p>
      <text:p text:style-name="P9"><text:span text:style-name="Source_20_Text"><text:span text:style-name="T15">Suponiendo que siguió los requisitos previos al comienzo de este tutorial, ya debería tener ufw instalado y ejecutándose en su servidor. Para permitir OpenVPN a través del firewall, deberá habilitar el enmascaramiento, un concepto de iptables que proporciona traducción dinámica de direcciones de red (NAT) sobre la marcha para enrutar correctamente las conexiones de los clientes.</text:span></text:span></text:p>
      <text:p text:style-name="P4"><text:span text:style-name="Source_20_Text"><text:span text:style-name="T15"/></text:span></text:p>
      <text:p text:style-name="P10"><text:span text:style-name="Source_20_Text"><text:span text:style-name="T15">Antes de abrir el archivo de configuración del firewall para agregar las reglas de enmascaramiento, primero debe encontrar la interfaz de red pública de su máquina. Para hacer esto, escriba:</text:span></text:span></text:p>
      <text:p text:style-name="Preformatted_20_Text"><text:span text:style-name="Source_20_Text"><text:span text:style-name="T15">ip route list default</text:span></text:span></text:p>
      <text:p text:style-name="P2"/>
      <text:p text:style-name="P3"><text:bookmark text:name="tw-target-text69"/><text:span text:style-name="Source_20_Text"><text:span text:style-name="T15">Su interfaz pública es la cadena que se encuentra dentro de la salida de este comando que sigue a la palabra "dev". Por ejemplo, este resultado muestra la interfaz denominada eth0, que se destaca a continuación:</text:span></text:span></text:p>
      <text:p text:style-name="Preformatted_20_Text"><text:span text:style-name="Source_20_Text"><text:span text:style-name="T14">Output</text:span></text:span></text:p>
      <text:p text:style-name="P2"><text:span text:style-name="Source_20_Text"><text:span text:style-name="T14">default via 159.65.160.1 dev eth0 proto static</text:span></text:span></text:p>
      <text:p text:style-name="P3"><text:bookmark text:name="tw-target-text70"/><text:span text:style-name="Source_20_Text"><text:span text:style-name="T15">Cuando tenga la interfaz asociada con su ruta predeterminada, abra el archivo /etc/ufw/before.rules para agregar la configuración relevante:</text:span></text:span></text:p>
      <text:p text:style-name="Preformatted_20_Text"><text:span text:style-name="Source_20_Text"><text:span text:style-name="T14">sudo nano /etc/ufw/before.rules</text:span></text:span></text:p>
      <text:p text:style-name="P2"/>
      <text:p text:style-name="P14"><text:bookmark text:name="tw-target-text71"/><text:span text:style-name="Source_20_Text"><text:span text:style-name="T15">Las reglas de UFW generalmente se agregan mediante el comando ufw. Sin embargo, las reglas enumeradas en el archivo before.rules se leen y se implementan antes de que se carguen las reglas UFW convencionales. </text:span></text:span></text:p>
      <text:p text:style-name="P14"><text:span text:style-name="Source_20_Text"><text:span text:style-name="T15">Hacia la parte superior del archivo, agregue las líneas resaltadas a continuación. Esto establecerá la política predeterminada para la cadena POSTROUTING en la tabla nat y enmascarará cualquier tráfico proveniente de la VPN. Recuerde reemplazar en la línea -A POSTROUTING a continuación con la interfaz que encontró en el comando anterior:</text:span></text:span></text:p>
      <text:p text:style-name="Text_20_body"/>
      <text:p text:style-name="P46"><text:soft-page-break/>/etc/ufw/before.rules</text:p>
      <text:p text:style-name="Preformatted_20_Text"><text:span text:style-name="Source_20_Text"><text:span text:style-name="T15">#</text:span></text:span></text:p>
      <text:p text:style-name="Preformatted_20_Text"><text:span text:style-name="Source_20_Text"><text:span text:style-name="T15"># rules.before</text:span></text:span></text:p>
      <text:p text:style-name="Preformatted_20_Text"><text:span text:style-name="Source_20_Text"><text:span text:style-name="T15">#</text:span></text:span></text:p>
      <text:p text:style-name="Preformatted_20_Text"><text:span text:style-name="Source_20_Text"><text:span text:style-name="T15"># Rules that should be run before the ufw command line added rules. Custom</text:span></text:span></text:p>
      <text:p text:style-name="Preformatted_20_Text"><text:span text:style-name="Source_20_Text"><text:span text:style-name="T15"># rules should be added to one of these chains:</text:span></text:span></text:p>
      <text:p text:style-name="Preformatted_20_Text"><text:span text:style-name="Source_20_Text"><text:span text:style-name="T15"># <text:s text:c="2"/>ufw-before-input</text:span></text:span></text:p>
      <text:p text:style-name="Preformatted_20_Text"><text:span text:style-name="Source_20_Text"><text:span text:style-name="T15"># <text:s text:c="2"/>ufw-before-output</text:span></text:span></text:p>
      <text:p text:style-name="Preformatted_20_Text"><text:span text:style-name="Source_20_Text"><text:span text:style-name="T15"># <text:s text:c="2"/>ufw-before-forward</text:span></text:span></text:p>
      <text:p text:style-name="Preformatted_20_Text"><text:span text:style-name="Source_20_Text"><text:span text:style-name="T15">#</text:span></text:span></text:p>
      <text:p text:style-name="Preformatted_20_Text"><text:span text:style-name="Source_20_Text"><text:span text:style-name="T15"><text:s/></text:span></text:span></text:p>
      <text:p text:style-name="Preformatted_20_Text"><text:span text:style-name="Source_20_Text"><text:span text:style-name="T15"># START OPENVPN RULES</text:span></text:span></text:p>
      <text:p text:style-name="Preformatted_20_Text"><text:span text:style-name="Source_20_Text"><text:span text:style-name="T15"># NAT table rules</text:span></text:span></text:p>
      <text:p text:style-name="Preformatted_20_Text"><text:span text:style-name="Source_20_Text"><text:span text:style-name="T15">*nat</text:span></text:span></text:p>
      <text:p text:style-name="Preformatted_20_Text"><text:span text:style-name="Source_20_Text"><text:span text:style-name="T15">:POSTROUTING ACCEPT [0:0]</text:span></text:span></text:p>
      <text:p text:style-name="Preformatted_20_Text"><text:span text:style-name="Source_20_Text"><text:span text:style-name="T15"># Allow traffic from OpenVPN client to eth0 (change to the interface you discovered!)</text:span></text:span></text:p>
      <text:p text:style-name="Preformatted_20_Text"><text:span text:style-name="Source_20_Text"><text:span text:style-name="T15">-A POSTROUTING -s 10.8.0.0/8 -o eth0 -j MASQUERADE</text:span></text:span></text:p>
      <text:p text:style-name="Preformatted_20_Text"><text:span text:style-name="Source_20_Text"><text:span text:style-name="T15">COMMIT</text:span></text:span></text:p>
      <text:p text:style-name="Preformatted_20_Text"><text:span text:style-name="Source_20_Text"><text:span text:style-name="T15"># END OPENVPN RULES</text:span></text:span></text:p>
      <text:p text:style-name="Preformatted_20_Text"><text:span text:style-name="Source_20_Text"><text:span text:style-name="T15"><text:s/></text:span></text:span></text:p>
      <text:p text:style-name="Preformatted_20_Text"><text:span text:style-name="Source_20_Text"><text:span text:style-name="T15"># Don't delete these required lines, otherwise there will be errors</text:span></text:span></text:p>
      <text:p text:style-name="Preformatted_20_Text"><text:span text:style-name="Source_20_Text"><text:span text:style-name="T15">*filter</text:span></text:span></text:p>
      <text:p text:style-name="P2"><text:span text:style-name="Source_20_Text">. . .</text:span></text:p>
      <text:p text:style-name="P29"><text:bookmark text:name="tw-target-text72"/>Guarde y cierre el archivo cuando haya terminado.</text:p>
      <text:p text:style-name="P29"/>
      <text:p text:style-name="P28">A continuación, debe indicarle a UFW que también permita los paquetes reenviados de forma predeterminada. Para hacer esto, abra el archivo /etc/default/ufw:</text:p>
      <text:p text:style-name="Preformatted_20_Text"><text:span text:style-name="Source_20_Text"><text:span text:style-name="T15">sudo nano /etc/default/ufw</text:span></text:span></text:p>
      <text:p text:style-name="P2"/>
      <text:p text:style-name="P40"><text:bookmark text:name="tw-target-text73"/>Dentro, busque la directiva DEFAULT_FORWARD_POLICY y cambie el valor de DROP a ACCEPT:</text:p>
      <text:p text:style-name="P49">/etc/default/ufw</text:p>
      <text:p text:style-name="P2"><text:span text:style-name="Source_20_Text"><text:span text:style-name="T25">DEFAULT_FORWARD_POLICY="ACCEPT"</text:span></text:span></text:p>
      <text:p text:style-name="P29"><text:bookmark text:name="tw-target-text74"/><text:bookmark text:name="tw-target-text-container4"/>Guarde y cierre el archivo cuando haya terminado.</text:p>
      <text:p text:style-name="P29"/>
      <text:section text:style-name="Sect1" text:name="Sección3">
        <text:p text:style-name="P29">A continuación, ajuste el propio cortafuegos para permitir el tráfico a OpenVPN. Si no cambió el puerto y el protocolo en el archivo /etc/openvpn/server.conf, deberá abrir el tráfico <text:soft-page-break/>UDP al puerto 1194. Si modificó el puerto y/o el protocolo, sustituya los valores que seleccionó aquí.</text:p>
        <text:p text:style-name="P29"/>
        <text:p text:style-name="P28">En caso de que haya olvidado agregar el puerto SSH al seguir el tutorial de requisitos previos, agréguelo aquí también:</text:p>
      </text:section>
      <text:section text:style-name="Sect1" text:name="Sección4">
        <text:p text:style-name="Text_20_body"><text:bookmark text:name="tw-target-rmn-container1"/><text:bookmark text:name="tw-target-rmn2"/></text:p>
      </text:section>
      <text:p text:style-name="Preformatted_20_Text"><text:span text:style-name="Source_20_Text"><text:span text:style-name="T15">sudo ufw allow 1194/udp</text:span></text:span></text:p>
      <text:p text:style-name="Preformatted_20_Text"><text:span text:style-name="Source_20_Text"><text:span text:style-name="T15">sudo ufw allow OpenSSH</text:span></text:span></text:p>
      <text:p text:style-name="P2"/>
      <text:p text:style-name="P41"><text:bookmark text:name="tw-target-text75"/><text:span text:style-name="Source_20_Text"><text:span text:style-name="T14">Nota: si está utilizando un firewall diferente o ha personalizado su configuración de UFW, es posible que deba agregar reglas de firewall adicionales. Por ejemplo, si decide canalizar todo el tráfico de su red a través de la conexión VPN, deberá asegurarse de que el tráfico del puerto 53 esté permitido para las solicitudes de DNS y los puertos 80 y 443 para el tráfico HTTP y HTTPS, respectivamente. </text:span></text:span></text:p>
      <text:p text:style-name="P41"><text:span text:style-name="Source_20_Text"><text:span text:style-name="T14"/></text:span></text:p>
      <text:p text:style-name="P41"><text:span text:style-name="Source_20_Text"><text:span text:style-name="T14">Si hay otros protocolos que está utilizando a través de la VPN, también deberá agregar reglas para ellos.</text:span></text:span></text:p>
      <text:p text:style-name="P41"><text:span text:style-name="Source_20_Text"><text:span text:style-name="T14"/></text:span></text:p>
      <text:p text:style-name="P3"><text:span text:style-name="Source_20_Text"><text:span text:style-name="T15">Después de agregar esas reglas, deshabilite y vuelva a habilitar UFW para reiniciarlo y cargar los cambios de todos los archivos que ha modificado:</text:span></text:span></text:p>
      <text:p text:style-name="Text_20_body"><text:span text:style-name="Source_20_Text"><text:span text:style-name="T14"/></text:span></text:p>
      <text:p text:style-name="Preformatted_20_Text"><text:span text:style-name="Source_20_Text"><text:span text:style-name="T15">sudo ufw disable</text:span></text:span></text:p>
      <text:p text:style-name="Preformatted_20_Text"><text:span text:style-name="Source_20_Text"><text:span text:style-name="T15">sudo ufw enable</text:span></text:span></text:p>
      <text:p text:style-name="P30"><text:bookmark text:name="kAz1tf"/></text:p>
      <text:section text:style-name="Sect1" text:name="Sección5">
        <text:section text:style-name="Sect1" text:name="Sección6">
          <text:section text:style-name="Sect1" text:name="Sección7">
            <text:p text:style-name="P28"><text:bookmark text:name="tw-target-text-container5"/><text:bookmark text:name="tw-target-text76"/>Su servidor ahora está configurado para manejar correctamente el tráfico de OpenVPN. Con las reglas del firewall implementadas, puede iniciar el servicio OpenVPN en el servidor.</text:p>
          </text:section>
        </text:section>
      </text:section>
      <text:p text:style-name="Text_20_body"><text:span text:style-name="Source_20_Text"><text:span text:style-name="T15"/></text:span></text:p>
      <text:h text:style-name="Heading_20_2" text:outline-level="2"><text:bookmark text:name="step-10-starting-openvpn"/>Step 10 — <text:span text:style-name="T27">Iniciando </text:span>OpenVPN</text:h>
      <text:p text:style-name="P10"><text:bookmark text:name="tw-target-text77"/>O<text:span text:style-name="T26">penVPN se ejecuta como un servicio systemd, por lo que puede usar systemctl para administrarlo. Configurará OpenVPN para que se inicie en el arranque para que pueda conectarse a su VPN en cualquier momento mientras su servidor esté funcionando. Para hacer esto, habilite el servicio OpenVPN agregándolo a systemctl:</text:span></text:p>
      <text:p text:style-name="Text_20_body"/>
      <text:p text:style-name="Preformatted_20_Text"><text:soft-page-break/><text:span text:style-name="Source_20_Text"><text:span text:style-name="T15">sudo systemctl -f enable openvpn-server@server.service</text:span></text:span></text:p>
      <text:p text:style-name="P30"/>
      <text:p text:style-name="P3"><text:bookmark text:name="tw-target-text78"/><text:span text:style-name="Source_20_Text"><text:span text:style-name="T15">Luego inicie el servicio OpenVPN:</text:span></text:span></text:p>
      <text:p text:style-name="Preformatted_20_Text"><text:span text:style-name="Source_20_Text"><text:span text:style-name="T15">sudo systemctl start openvpn-server@server.service</text:span></text:span></text:p>
      <text:p text:style-name="P2"/>
      <text:p text:style-name="P36"><text:bookmark text:name="tw-target-text79"/><text:span text:style-name="Source_20_Text"><text:span text:style-name="T14">Vuelva a verificar que el servicio OpenVPN esté activo con el siguiente comando. Debería ver activo (en ejecución) en la salida:</text:span></text:span></text:p>
      <text:p text:style-name="Preformatted_20_Text"><text:span text:style-name="Source_20_Text"><text:span text:style-name="T15">sudo systemctl status openvpn-server@server.service</text:span></text:span></text:p>
      <text:p text:style-name="P2"/>
      <text:p text:style-name="Preformatted_20_Text"><text:span text:style-name="Source_20_Text">Output</text:span></text:p>
      <text:p text:style-name="Preformatted_20_Text"><text:span text:style-name="Source_20_Text">● openvpn-server@server.service - OpenVPN service for server</text:span></text:p>
      <text:p text:style-name="Preformatted_20_Text"><text:span text:style-name="Source_20_Text"><text:s text:c="5"/>Loaded: loaded (/lib/systemd/system/openvpn-server@.service; enabled; vendor preset: enabled)</text:span></text:p>
      <text:p text:style-name="Preformatted_20_Text"><text:span text:style-name="Source_20_Text"><text:s text:c="5"/>Active: active (running) since Thu 2022-04-21 17:58:24 UTC; 6s ago</text:span></text:p>
      <text:p text:style-name="Preformatted_20_Text"><text:span text:style-name="Source_20_Text"><text:s text:c="7"/>Docs: man:openvpn(8)</text:span></text:p>
      <text:p text:style-name="Preformatted_20_Text"><text:span text:style-name="Source_20_Text"><text:s text:c="13"/>https://community.openvpn.net/openvpn/wiki/Openvpn24ManPage</text:span></text:p>
      <text:p text:style-name="Preformatted_20_Text"><text:span text:style-name="Source_20_Text"><text:s text:c="13"/>https://community.openvpn.net/openvpn/wiki/HOWTO</text:span></text:p>
      <text:p text:style-name="Preformatted_20_Text"><text:span text:style-name="Source_20_Text"><text:s text:c="3"/>Main PID: 144351 (openvpn)</text:span></text:p>
      <text:p text:style-name="Preformatted_20_Text"><text:span text:style-name="Source_20_Text"><text:s text:c="5"/>Status: "Initialization Sequence Completed"</text:span></text:p>
      <text:p text:style-name="Preformatted_20_Text"><text:span text:style-name="Source_20_Text"><text:s text:c="6"/>Tasks: 1 (limit: 4665)</text:span></text:p>
      <text:p text:style-name="Preformatted_20_Text"><text:span text:style-name="Source_20_Text"><text:s text:c="5"/>Memory: 1.8M</text:span></text:p>
      <text:p text:style-name="Preformatted_20_Text"><text:span text:style-name="Source_20_Text"><text:s text:c="8"/>CPU: 27ms</text:span></text:p>
      <text:p text:style-name="Preformatted_20_Text"><text:span text:style-name="Source_20_Text"><text:s text:c="5"/>CGroup: /system.slice/system-openvpn\x2dserver.slice/openvpn-server@server.service</text:span></text:p>
      <text:p text:style-name="Preformatted_20_Text"><text:span text:style-name="Source_20_Text"><text:s text:c="13"/>└─144351 /usr/sbin/openvpn --status /run/openvpn-server/status-server.log --status-version 2 --suppress-timestamps --config server.conf</text:span></text:p>
      <text:p text:style-name="Preformatted_20_Text"/>
      <text:p text:style-name="Preformatted_20_Text"><text:span text:style-name="Source_20_Text">. . .</text:span></text:p>
      <text:p text:style-name="P2"/>
      <text:p text:style-name="P3"><text:bookmark text:name="tw-target-text80"/><text:span text:style-name="Source_20_Text"><text:span text:style-name="T15">Ahora ha completado la configuración del lado del servidor para OpenVPN. A continuación, configurará su máquina cliente y se conectará al servidor OpenVPN.</text:span></text:span></text:p>
      <text:h text:style-name="Heading_20_2" text:outline-level="2"><text:bookmark text:name="step-11-creating-the-client-configuration-infrastructure"/>Step 11 — <text:bookmark text:name="tw-target-text81"/><text:span text:style-name="T12">Creación de la infraestructura de configuración del cliente:</text:span></text:h>
      <text:p text:style-name="Text_20_body"/>
      <text:p text:style-name="P27"><text:bookmark text:name="tw-target-text82"/>La creación de archivos de configuración para clientes OpenVPN puede ser algo complicada, ya que cada cliente debe tener su propia configuración y cada uno debe alinearse con las configuraciones descritas en el archivo de configuración del servidor. </text:p>
      <text:p text:style-name="P27"/>
      <text:p text:style-name="P27">En lugar de escribir un solo archivo de configuración que solo se puede usar en un cliente, este paso describe un proceso para crear una infraestructura de configuración de <text:soft-page-break/>cliente que puede usar para generar archivos de configuración sobre la marcha. Primero creará un archivo de configuración "base" y luego creará un script que le permitirá generar archivos de configuración, certificados y claves de cliente únicos según sea necesario.</text:p>
      <text:p text:style-name="P27"/>
      <text:p text:style-name="P28">Comience creando un nuevo directorio donde almacenará los archivos de configuración del cliente dentro del directorio de configuración del cliente que creó anteriormente:</text:p>
      <text:p text:style-name="Text_20_body"/>
      <text:p text:style-name="Preformatted_20_Text"><text:span text:style-name="Source_20_Text"><text:span text:style-name="T15">mkdir -p ~/client-configs/files</text:span></text:span></text:p>
      <text:p text:style-name="P2"/>
      <text:p text:style-name="Text_20_body"><text:span text:style-name="Source_20_Text"><text:span text:style-name="T15">Next, copy an example client configuration file into the client-configs directory to use as your base configuration:</text:span></text:span></text:p>
      <text:p text:style-name="Preformatted_20_Text"><text:span text:style-name="Source_20_Text"><text:span text:style-name="T15">cp /usr/share/doc/openvpn/examples/sample-config-files/client.conf ~/client-configs/base.conf</text:span></text:span></text:p>
      <text:p text:style-name="P2"><text:span text:style-name="Source_20_Text"><text:span text:style-name="T15"/></text:span></text:p>
      <text:p text:style-name="Text_20_body"><text:span text:style-name="Source_20_Text"><text:span text:style-name="T15">Open this new file using nano or your preferred text editor:</text:span></text:span></text:p>
      <text:p text:style-name="Preformatted_20_Text"><text:span text:style-name="Source_20_Text"><text:span text:style-name="T15">nano ~/client-configs/base.conf</text:span></text:span></text:p>
      <text:p text:style-name="P2"><text:span text:style-name="Source_20_Text"><text:span text:style-name="T15"/></text:span></text:p>
      <text:p text:style-name="Text_20_body"><text:span text:style-name="Source_20_Text"><text:span text:style-name="T15">Inside, locate the remote directive. This points the client to your OpenVPN server address — the public IP address of your OpenVPN server. If you decided to change the port that the OpenVPN server is listening on, you will also need to change 1194 to the port you selected:</text:span></text:span></text:p>
      <text:p text:style-name="Text_20_body"><text:span text:style-name="Source_20_Text"><text:span text:style-name="T15">~/client-configs/base.conf</text:span></text:span></text:p>
      <text:p text:style-name="Preformatted_20_Text"><text:span text:style-name="Source_20_Text"><text:span text:style-name="T15">. . .</text:span></text:span></text:p>
      <text:p text:style-name="Preformatted_20_Text"><text:span text:style-name="Source_20_Text"><text:span text:style-name="T15"># The hostname/IP and port of the server.</text:span></text:span></text:p>
      <text:p text:style-name="Preformatted_20_Text"><text:span text:style-name="Source_20_Text"><text:span text:style-name="T15"># You can have multiple remote entries</text:span></text:span></text:p>
      <text:p text:style-name="Preformatted_20_Text"><text:span text:style-name="Source_20_Text"><text:span text:style-name="T15"># to load balance between the servers.</text:span></text:span></text:p>
      <text:p text:style-name="Preformatted_20_Text"><text:span text:style-name="Source_20_Text"><text:span text:style-name="T15">remote your_server_ip 1194</text:span></text:span></text:p>
      <text:p text:style-name="P2"><text:span text:style-name="Source_20_Text"><text:span text:style-name="T15">. . .</text:span></text:span></text:p>
      <text:p text:style-name="Text_20_body"><text:span text:style-name="Source_20_Text"><text:span text:style-name="T15">Be sure that the protocol matches the value you are using in the server configuration:</text:span></text:span></text:p>
      <text:p text:style-name="Text_20_body"><text:span text:style-name="Source_20_Text"><text:span text:style-name="T15">~/client-configs/base.conf</text:span></text:span></text:p>
      <text:p text:style-name="P2"><text:span text:style-name="Source_20_Text"><text:span text:style-name="T15">proto udp</text:span></text:span></text:p>
      <text:p text:style-name="Text_20_body"><text:soft-page-break/><text:span text:style-name="Source_20_Text"><text:span text:style-name="T15">Next, uncomment the user and group directives by removing the ; sign at the beginning of each line:</text:span></text:span></text:p>
      <text:p text:style-name="Text_20_body"><text:span text:style-name="Source_20_Text"><text:span text:style-name="T15">~/client-configs/base.conf</text:span></text:span></text:p>
      <text:p text:style-name="Preformatted_20_Text"><text:span text:style-name="Source_20_Text"><text:span text:style-name="T15"># Downgrade privileges after initialization (non-Windows only)</text:span></text:span></text:p>
      <text:p text:style-name="Preformatted_20_Text"><text:span text:style-name="Source_20_Text"><text:span text:style-name="T15">user nobody</text:span></text:span></text:p>
      <text:p text:style-name="P2"><text:span text:style-name="Source_20_Text"><text:span text:style-name="T15">group nogroup</text:span></text:span></text:p>
      <text:p text:style-name="P28"><text:bookmark text:name="tw-target-text83"/>Encuentre las directivas que establecen ca, cert y key. Comente estas directivas ya que agregará los certificados y las claves dentro del propio archivo en breve:</text:p>
      <text:p text:style-name="P49">~/client-configs/base.conf</text:p>
      <text:p text:style-name="Preformatted_20_Text"><text:span text:style-name="Source_20_Text"><text:span text:style-name="T25"># SSL/TLS parms.</text:span></text:span></text:p>
      <text:p text:style-name="Preformatted_20_Text"><text:span text:style-name="Source_20_Text"><text:span text:style-name="T25"># See the server config file for more</text:span></text:span></text:p>
      <text:p text:style-name="Preformatted_20_Text"><text:span text:style-name="Source_20_Text"><text:span text:style-name="T25"># description. It's best to use</text:span></text:span></text:p>
      <text:p text:style-name="Preformatted_20_Text"><text:span text:style-name="Source_20_Text"><text:span text:style-name="T25"># a separate .crt/.key file pair</text:span></text:span></text:p>
      <text:p text:style-name="Preformatted_20_Text"><text:span text:style-name="Source_20_Text"><text:span text:style-name="T25"># for each client. A single ca</text:span></text:span></text:p>
      <text:p text:style-name="Preformatted_20_Text"><text:span text:style-name="Source_20_Text"><text:span text:style-name="T25"># file can be used for all clients.</text:span></text:span></text:p>
      <text:p text:style-name="Preformatted_20_Text"><text:span text:style-name="Source_20_Text"><text:span text:style-name="T25">;ca ca.crt</text:span></text:span></text:p>
      <text:p text:style-name="Preformatted_20_Text"><text:span text:style-name="Source_20_Text"><text:span text:style-name="T25">;cert client.crt</text:span></text:span></text:p>
      <text:p text:style-name="P2"><text:span text:style-name="Source_20_Text"><text:span text:style-name="T25">;key client.key</text:span></text:span></text:p>
      <text:p text:style-name="P28"><text:bookmark text:name="tw-target-text84"/>Del mismo modo, comente la directiva tls-auth, ya que agregará ta.key directamente en el archivo de configuración del cliente (y el servidor está configurado para usar tls-crypt):</text:p>
      <text:p text:style-name="P46">~/client-configs/base.conf</text:p>
      <text:p text:style-name="Preformatted_20_Text"><text:span text:style-name="Source_20_Text"><text:span text:style-name="T15"># If a tls-auth key is used on the server</text:span></text:span></text:p>
      <text:p text:style-name="Preformatted_20_Text"><text:span text:style-name="Source_20_Text"><text:span text:style-name="T15"># then every client must also have the key.</text:span></text:span></text:p>
      <text:p text:style-name="P2"><text:span text:style-name="Source_20_Text"><text:span text:style-name="T15">;tls-auth ta.key 1</text:span></text:span><text:bookmark text:name="tw-target"/></text:p>
      <text:section text:style-name="Sect1" text:name="Sección8">
        <text:section text:style-name="Sect1" text:name="Sección9">
          <text:p text:style-name="P43"><text:bookmark text:name="kAz1tf1"/></text:p>
          <text:section text:style-name="Sect1" text:name="Sección10">
            <text:p text:style-name="P28"><text:bookmark text:name="tw-target-text-container6"/><text:bookmark text:name="tw-target-text85"/>Refleje la configuración de cifrado y autenticación que estableció en el archivo /etc/openvpn/server/server.conf:</text:p>
          </text:section>
        </text:section>
      </text:section>
      <text:p text:style-name="Text_20_body"/>
      <text:p text:style-name="P46">~/client-configs/base.conf</text:p>
      <text:p text:style-name="Preformatted_20_Text"><text:span text:style-name="Source_20_Text"><text:span text:style-name="T15">cipher AES-256-GCM</text:span></text:span></text:p>
      <text:p text:style-name="P2"><text:span text:style-name="Source_20_Text"><text:span text:style-name="T15">auth SHA256</text:span></text:span></text:p>
      <text:p text:style-name="P28"><text:bookmark text:name="tw-target-text86"/>A continuación, agregue la directiva de dirección clave en algún lugar del archivo. Debe establecer esto en "1" para que la VPN funcione correctamente en la máquina cliente:</text:p>
      <text:p text:style-name="Text_20_body"><text:soft-page-break/></text:p>
      <text:p text:style-name="P46">~/client-configs/base.conf</text:p>
      <text:p text:style-name="P2"><text:span text:style-name="Source_20_Text"><text:span text:style-name="T15">key-direction 1</text:span></text:span></text:p>
      <text:p text:style-name="P36"><text:bookmark text:name="tw-target-text87"/><text:span text:style-name="T14">Finalmente, agregue algunas líneas comentadas para manejar varios métodos que los clientes VPN basados ​​en Linux usarán para la resolución de DNS. Agregará dos conjuntos similares, pero separados, de líneas comentadas. El primer conjunto es para clientes que no usan systemd-resolved para administrar DNS. Estos clientes confían en la utilidad resolvconf para actualizar la información de DNS para clientes Linux.</text:span></text:p>
      <text:p text:style-name="P46">~/client-configs/base.conf</text:p>
      <text:p text:style-name="Preformatted_20_Text"><text:span text:style-name="Source_20_Text"><text:span text:style-name="T15">; script-security 2</text:span></text:span></text:p>
      <text:p text:style-name="Preformatted_20_Text"><text:span text:style-name="Source_20_Text"><text:span text:style-name="T15">; up /etc/openvpn/update-resolv-conf</text:span></text:span></text:p>
      <text:p text:style-name="P2"><text:span text:style-name="Source_20_Text"><text:span text:style-name="T15">; down /etc/openvpn/update-resolv-con</text:span></text:span><text:span text:style-name="Source_20_Text">f</text:span><text:bookmark text:name="tw-target1"/></text:p>
      <text:section text:style-name="Sect1" text:name="Sección11">
        <text:section text:style-name="Sect1" text:name="Sección12">
          <text:p text:style-name="P43"><text:bookmark text:name="kAz1tf2"/></text:p>
          <text:section text:style-name="Sect1" text:name="Sección13">
            <text:p text:style-name="P28"><text:bookmark text:name="tw-target-text-container7"/><text:bookmark text:name="tw-target-text88"/>Ahora agregue otro conjunto de líneas para los clientes que usan systemd-resolved para la resolución de DNS:</text:p>
          </text:section>
        </text:section>
      </text:section>
      <text:p text:style-name="Text_20_body"><text:span text:style-name="T15">~/client-configs/base.conf</text:span></text:p>
      <text:p text:style-name="Preformatted_20_Text"><text:span text:style-name="Source_20_Text"><text:span text:style-name="T15">; script-security 2</text:span></text:span></text:p>
      <text:p text:style-name="Preformatted_20_Text"><text:span text:style-name="Source_20_Text"><text:span text:style-name="T15">; up /etc/openvpn/update-systemd-resolved</text:span></text:span></text:p>
      <text:p text:style-name="Preformatted_20_Text"><text:span text:style-name="Source_20_Text"><text:span text:style-name="T15">; down /etc/openvpn/update-systemd-resolved</text:span></text:span></text:p>
      <text:p text:style-name="Preformatted_20_Text"><text:span text:style-name="Source_20_Text"><text:span text:style-name="T15">; down-pre</text:span></text:span></text:p>
      <text:p text:style-name="P2"><text:span text:style-name="Source_20_Text"><text:span text:style-name="T15">; dhcp-option DOMAIN-ROUTE .</text:span></text:span></text:p>
      <text:p text:style-name="P36"><text:bookmark text:name="tw-target-text89"/><text:span text:style-name="T25">Guarde y cierre el archivo cuando haya terminado.</text:span></text:p>
      <text:p text:style-name="P9"><text:bookmark text:name="tw-target-text90"/><text:span text:style-name="Source_20_Text"><text:span text:style-name="T15">Más adelante, en el paso 13: instalación de la configuración del cliente de este tutorial, aprenderá a determinar cómo funciona la resolución de DNS en clientes Linux y qué sección descomentar.</text:span></text:span></text:p>
      <text:p text:style-name="P4"><text:span text:style-name="Source_20_Text"><text:span text:style-name="T15"/></text:span></text:p>
      <text:p text:style-name="P34"><text:span text:style-name="Source_20_Text"><text:span text:style-name="T14">A continuación, creará una secuencia de comandos que compilará su configuración base con el certificado, la clave y los archivos de cifrado relevantes y luego colocará la configuración generada en el directorio ~/client-configs/files. Abra un nuevo archivo llamado make_config.sh dentro del directorio ~/client-configs:</text:span></text:span></text:p>
      <text:p text:style-name="Preformatted_20_Text"><text:span text:style-name="Source_20_Text"><text:span text:style-name="T15">nano ~/client-configs/make_config.sh</text:span></text:span></text:p>
      <text:p text:style-name="P2"/>
      <text:p text:style-name="P28"><text:bookmark text:name="tw-target-text-container8"/><text:bookmark text:name="tw-target-text91"/>En el interior, agregue el siguiente contenido:</text:p>
      <text:section text:style-name="Sect1" text:name="Sección15">
        <text:p text:style-name="Text_20_body"><text:bookmark text:name="tw-target-rmn-container2"/><text:bookmark text:name="tw-target-rmn3"/><text:soft-page-break/></text:p>
      </text:section>
      <text:p text:style-name="Text_20_body"/>
      <text:p text:style-name="Text_20_body">~/client-configs/make_config.sh</text:p>
      <text:p text:style-name="Preformatted_20_Text"><text:span text:style-name="Source_20_Text">#!/bin/bash</text:span></text:p>
      <text:p text:style-name="Preformatted_20_Text"><text:span text:style-name="Source_20_Text"><text:s/></text:span></text:p>
      <text:p text:style-name="Preformatted_20_Text"><text:span text:style-name="Source_20_Text"># First argument: Client identifier</text:span></text:p>
      <text:p text:style-name="Preformatted_20_Text"><text:span text:style-name="Source_20_Text"><text:s/></text:span></text:p>
      <text:p text:style-name="Preformatted_20_Text"><text:span text:style-name="Source_20_Text">KEY_DIR=~/client-configs/keys</text:span></text:p>
      <text:p text:style-name="Preformatted_20_Text"><text:span text:style-name="Source_20_Text">OUTPUT_DIR=~/client-configs/files</text:span></text:p>
      <text:p text:style-name="Preformatted_20_Text"><text:span text:style-name="Source_20_Text">BASE_CONFIG=~/client-configs/base.conf</text:span></text:p>
      <text:p text:style-name="Preformatted_20_Text"><text:span text:style-name="Source_20_Text"><text:s/></text:span></text:p>
      <text:p text:style-name="Preformatted_20_Text"><text:span text:style-name="Source_20_Text">cat ${BASE_CONFIG} \</text:span></text:p>
      <text:p text:style-name="Preformatted_20_Text"><text:span text:style-name="Source_20_Text"><text:s text:c="4"/>&lt;(echo -e '&lt;ca&gt;') \</text:span></text:p>
      <text:p text:style-name="Preformatted_20_Text"><text:span text:style-name="Source_20_Text"><text:s text:c="4"/>${KEY_DIR}/ca.crt \</text:span></text:p>
      <text:p text:style-name="Preformatted_20_Text"><text:span text:style-name="Source_20_Text"><text:s text:c="4"/>&lt;(echo -e '&lt;/ca&gt;\n&lt;cert&gt;') \</text:span></text:p>
      <text:p text:style-name="Preformatted_20_Text"><text:span text:style-name="Source_20_Text"><text:s text:c="4"/>${KEY_DIR}/${1}.crt \</text:span></text:p>
      <text:p text:style-name="Preformatted_20_Text"><text:span text:style-name="Source_20_Text"><text:s text:c="4"/>&lt;(echo -e '&lt;/cert&gt;\n&lt;key&gt;') \</text:span></text:p>
      <text:p text:style-name="Preformatted_20_Text"><text:span text:style-name="Source_20_Text"><text:s text:c="4"/>${KEY_DIR}/${1}.key \</text:span></text:p>
      <text:p text:style-name="Preformatted_20_Text"><text:span text:style-name="Source_20_Text"><text:s text:c="4"/>&lt;(echo -e '&lt;/key&gt;\n&lt;tls-crypt&gt;') \</text:span></text:p>
      <text:p text:style-name="Preformatted_20_Text"><text:span text:style-name="Source_20_Text"><text:s text:c="4"/>${KEY_DIR}/ta.key \</text:span></text:p>
      <text:p text:style-name="Preformatted_20_Text"><text:span text:style-name="Source_20_Text"><text:s text:c="4"/>&lt;(echo -e '&lt;/tls-crypt&gt;') \</text:span></text:p>
      <text:p text:style-name="P2"><text:span text:style-name="Source_20_Text"><text:s text:c="4"/>&gt; ${OUTPUT_DIR}/${1}.ovpn</text:span></text:p>
      <text:p text:style-name="Standard"><text:bookmark text:name="tw-target2"/></text:p>
      <text:section text:style-name="Sect1" text:name="Sección14">
        <text:section text:style-name="Sect1" text:name="Sección16">
          <text:p text:style-name="Standard"><text:bookmark text:name="kAz1tf3"/></text:p>
          <text:section text:style-name="Sect1" text:name="Sección17">
            <text:p text:style-name="P29"><text:bookmark text:name="tw-target-text-container9"/><text:bookmark text:name="tw-target-text92"/>Guarde y cierre el archivo cuando haya terminado.</text:p>
            <text:p text:style-name="P28">Antes de continuar, asegúrese de marcar este archivo como ejecutable escribiendo:</text:p>
          </text:section>
        </text:section>
      </text:section>
      <text:p text:style-name="Preformatted_20_Text"><text:span text:style-name="Source_20_Text">chmod 700 ~/client-configs/make_config.sh</text:span></text:p>
      <text:p text:style-name="P2"/>
      <text:p text:style-name="P26"><text:bookmark text:name="tw-target-text-container10"/><text:bookmark text:name="tw-target-text93"/>Esta secuencia de comandos hará una copia del archivo base.conf que creó, recopilará todos los certificados y archivos clave que haya creado para su cliente, extraerá su contenido, los agregará a la copia del archivo de configuración base y exportará todo esto. contenido en un nuevo archivo de configuración del cliente. Esto significa que, en lugar de tener que administrar la configuración, el certificado y los archivos clave del cliente por separado, toda la información requerida se almacena en un solo lugar. El beneficio de usar este método es que si alguna vez necesita agregar un cliente en el futuro, puede ejecutar este script para crear rápidamente un nuevo archivo de configuración y asegurarse de que toda la información importante se almacene en un único archivo de fácil acceso. Ubicación.</text:p>
      <text:p text:style-name="P26"/>
      <text:section text:style-name="Sect1" text:name="Sección18">
        <text:p text:style-name="P25">Tenga en cuenta que cada vez que agregue un nuevo cliente, deberá generar nuevas claves y certificados para él antes de poder ejecutar este script y generar su archivo de <text:soft-page-break/>configuración. Obtendrá algo de práctica usando este script en el próximo paso.</text:p>
      </text:section>
      <text:section text:style-name="Sect1" text:name="Sección19">
        <text:p text:style-name="Text_20_body"><text:bookmark text:name="tw-target-rmn-container3"/><text:bookmark text:name="tw-target-rmn4"/></text:p>
      </text:section>
      <text:h text:style-name="Heading_20_2" text:outline-level="2"><text:bookmark text:name="step-12-generating-client-configurations"/>Step 12 — <text:bookmark text:name="tw-target-text94"/><text:span text:style-name="T12">Generación de configuraciones de cliente</text:span></text:h>
      <text:p text:style-name="P28"><text:bookmark text:name="tw-target-text95"/>Si siguió la guía, creó un certificado de cliente y una clave denominada client1.crt y client1.key, respectivamente, en el Paso 6. Puede generar un archivo de configuración para estas credenciales moviéndose a su directorio ~/client-configs y ejecutando el script que hizo al final del paso anterior:</text:p>
      <text:p text:style-name="Preformatted_20_Text"><text:span text:style-name="Source_20_Text"><text:span text:style-name="T15">cd ~/client-configs</text:span></text:span></text:p>
      <text:p text:style-name="Preformatted_20_Text"><text:span text:style-name="Source_20_Text"><text:span text:style-name="T15">./make_config.sh client1</text:span></text:span></text:p>
      <text:p text:style-name="P30"/>
      <text:p text:style-name="P28"><text:bookmark text:name="tw-target-text96"/>Esto creará un archivo llamado client1.ovpn en su directorio ~/client-configs/files:</text:p>
      <text:p text:style-name="P46"/>
      <text:p text:style-name="Preformatted_20_Text"><text:span text:style-name="Source_20_Text"><text:span text:style-name="T15">ls ~/client-configs/files</text:span></text:span></text:p>
      <text:p text:style-name="P30"/>
      <text:p text:style-name="Preformatted_20_Text"><text:span text:style-name="Source_20_Text"><text:span text:style-name="T15">Output</text:span></text:span></text:p>
      <text:p text:style-name="P2"><text:span text:style-name="Source_20_Text"><text:span text:style-name="T15">client1.ovpn</text:span></text:span></text:p>
      <text:p text:style-name="P29"><text:bookmark text:name="tw-target-text-container11"/><text:bookmark text:name="tw-target-text97"/>Debe transferir este archivo al dispositivo que planea usar como cliente. Por ejemplo, podría ser su computadora local o un dispositivo móvil.</text:p>
      <text:section text:style-name="Sect1" text:name="Sección20">
        <text:p text:style-name="P29">Si bien las aplicaciones exactas utilizadas para realizar esta transferencia dependerán del sistema operativo de su dispositivo y de sus preferencias personales, un método confiable y seguro es usar SFTP (protocolo de transferencia de archivos SSH) o SCP (Copia segura) en el backend. Esto transportará los archivos de autenticación VPN de su cliente a través de una conexión cifrada.</text:p>
        <text:p text:style-name="P29">Aquí hay un comando SFTP de ejemplo que puede ejecutar desde su computadora local (macOS o Linux). Esto copiará el archivo que creó en el último paso a su directorio de inicio:</text:p>
        <text:p text:style-name="P29">sftp sammy@openvpn_server_ip:client-configs/files/client1.ovpn ~/</text:p>
        <text:p text:style-name="P31"/>
        <text:p text:style-name="P28">Aquí hay varias herramientas y tutoriales para transferir archivos de forma segura desde el servidor OpenVPN a una computadora local:</text:p>
      </text:section>
      <text:section text:style-name="Sect1" text:name="Sección21">
        <text:p text:style-name="P46"><text:bookmark text:name="tw-target-rmn-container4"/><text:bookmark text:name="tw-target-rmn5"/></text:p>
      </text:section>
      <text:p text:style-name="Text_20_body"><text:soft-page-break/></text:p>
      <text:list xml:id="list3935576152" text:style-name="L3">
        <text:list-item>
          <text:p text:style-name="P48"><text:a xlink:type="simple" xlink:href="http://winscp.net/" text:style-name="Internet_20_link" text:visited-style-name="Visited_20_Internet_20_Link">WinSCP</text:a> </text:p>
        </text:list-item>
        <text:list-item>
          <text:p text:style-name="P48"><text:a xlink:type="simple" xlink:href="https://www.digitalocean.com/community/tutorials/how-to-use-sftp-to-securely-transfer-files-with-a-remote-server" text:style-name="Internet_20_link" text:visited-style-name="Visited_20_Internet_20_Link">How To Use SFTP to Securely Transfer Files with a Remote Server</text:a> </text:p>
        </text:list-item>
        <text:list-item>
          <text:p text:style-name="P47"><text:a xlink:type="simple" xlink:href="https://www.digitalocean.com/community/tutorials/how-to-use-filezilla-to-transfer-and-manage-files-securely-on-your-vps" text:style-name="Internet_20_link" text:visited-style-name="Visited_20_Internet_20_Link">How To Use Filezilla to Transfer and Manage Files Securely on your VPS</text:a> </text:p>
        </text:list-item>
      </text:list>
      <text:h text:style-name="Heading_20_2" text:outline-level="2"><text:bookmark text:name="step-13-installing-the-client-configuration"/>Step 13 — <text:span text:style-name="T28">Instalando la configuraci</text:span><text:span text:style-name="T19">ón del cliente</text:span></text:h>
      <text:p text:style-name="P29"><text:bookmark text:name="tw-target-text98"/>Debe transferir este archivo al dispositivo que planea usar como cliente. Por ejemplo, podría ser su computadora local o un dispositivo móvil.</text:p>
      <text:p text:style-name="P29"/>
      <text:p text:style-name="P29">Si bien las aplicaciones exactas utilizadas para realizar esta transferencia esperarán del sistema operativo de su dispositivo y de sus preferencias personales, un método confiable y seguro es usar SFTP (protocolo de transferencia de archivos SSH) o SCP (Copia segura) en el backend. Esto transportará los archivos de autenticación VPN de su cliente a través de una conexión cifrada.</text:p>
      <text:p text:style-name="P29"/>
      <text:p text:style-name="P29">Aquí hay un comando SFTP de ejemplo que puede ejecutar desde su computadora local (macOS o Linux). Esto copiará el archivo que creó en el último paso a su directorio de inicio:</text:p>
      <text:p text:style-name="P29"/>
      <text:p text:style-name="P28">sftp sammy@openvpn_server_ip:client-configs/files/client1.ovpn ~/</text:p>
      <text:p text:style-name="Text_20_body"/>
      <text:h text:style-name="Heading_20_3" text:outline-level="3"><text:bookmark text:name="windows"/>Windows</text:h>
      <text:p text:style-name="Text_20_body"><text:span text:style-name="Strong_20_Emphasis">Installing</text:span></text:p>
      <text:p text:style-name="P15"><text:bookmark text:name="tw-target-text99"/>Descargue la aplicación cliente de OpenVPN para Windows desde la página de descargas de OpenVPN. Elija la versión de instalación adecuada para su versión de Windows.</text:p>
      <text:p text:style-name="P15"/>
      <text:p text:style-name="P15">Nota: OpenVPN necesita privilegios administrativos para instalarse.</text:p>
      <text:p text:style-name="P15">Después de instalar OpenVPN, copie el archivo .ovpn en:</text:p>
      <text:p text:style-name="P15">C:\Archivos de programa\OpenVPN\config</text:p>
      <text:p text:style-name="P15">Cuando inicie OpenVPN, localizará automáticamente el perfil y lo pondrá a disposición.</text:p>
      <text:p text:style-name="P15"/>
      <text:p text:style-name="P16">Debe ejecutar OpenVPN como administrador cada vez que se use, incluso por cuentas administrativas. Para hacer esto sin tener que hacer clic con el botón derecho y seleccionar Ejecutar como administrador cada vez que use la VPN, debe preestablecer esto desde una cuenta administrativa. Esto también significa que los usuarios estándar deberán ingresar la contraseña del administrador para usar OpenVPN. Por otro lado, los usuarios estándar no pueden conectarse <text:soft-page-break/>correctamente al servidor a menos que la aplicación OpenVPN en el cliente tenga derechos de administrador, por lo que los privilegios elevados son necesarios.</text:p>
      <text:p text:style-name="P45"/>
      <text:p text:style-name="P17"><text:bookmark text:name="tw-target-text100"/>Para configurar la aplicación OpenVPN para que siempre se ejecute como administrador, haga clic derecho en su icono de acceso directo y vaya a Propiedades. En la parte inferior de la pestaña Compatibilidad, haga clic en el botón Cambiar la configuración para todos los usuarios. En la nueva ventana, marque Ejecutar este programa como administrador.</text:p>
      <text:p text:style-name="P17"/>
      <text:p text:style-name="P17">Conectando</text:p>
      <text:p text:style-name="P17"/>
      <text:p text:style-name="P17">Cada vez que inicie la GUI de OpenVPN, Windows le preguntará si desea permitir que el programa realice cambios en su computadora. Haga clic en Sí. Al iniciar la aplicación de cliente OpenVPN, solo se coloca el subprograma en la bandeja del sistema para que pueda conectarse y desconectarse de la VPN según sea necesario; en realidad no hace la conexión VPN.</text:p>
      <text:p text:style-name="P17"/>
      <text:p text:style-name="P17">Una vez que se inicia OpenVPN, inicie una conexión yendo a la miniaplicación de la bandeja del sistema y haciendo clic con el botón derecho en el icono de la miniaplicación de OpenVPN. Esto abre el menú contextual. Seleccione client1 en la parte superior del menú (ese es su perfil client1.ovpn) y elija Conectar.</text:p>
      <text:p text:style-name="P17">Se abrirá una ventana de estado que muestra la salida del registro mientras se establece la conexión, y se mostrará un mensaje una vez que el cliente esté conectado.</text:p>
      <text:p text:style-name="P17"/>
      <text:p text:style-name="P36"><text:span text:style-name="T2">Desconéctese de la VPN de la misma manera: vaya al subprograma de la bandeja del sistema, haga clic con el botón derecho en el ícono del subprograma OpenVPN, s</text:span><text:span text:style-name="T14">eleccione el perfil del cliente y haga clic en Desconectar.</text:span></text:p>
      <text:h text:style-name="Heading_20_3" text:outline-level="3"><text:bookmark text:name="linux"/>Linux</text:h>
      <text:p text:style-name="Text_20_body"><text:span text:style-name="Strong_20_Emphasis">Installing</text:span></text:p>
      <text:p text:style-name="Preformatted_20_Text"><text:bookmark text:name="tw-target-text101"/><text:span text:style-name="Source_20_Text"><text:span text:style-name="T14">Si está usando Linux, hay una variedad de herramientas que puede usar dependiendo de su distribución. Su entorno de escritorio o administrador de ventanas también puede incluir utilidades de conexión.</text:span></text:span></text:p>
      <text:p text:style-name="Preformatted_20_Text"><text:span text:style-name="Source_20_Text"><text:span text:style-name="T14"/></text:span></text:p>
      <text:p text:style-name="P29">Sin embargo, la forma más universal de conectarse es simplemente usar el software OpenVPN.</text:p>
      <text:p text:style-name="P29"/>
      <text:p text:style-name="P29">En Ubuntu o Debian, puede instalarlo tal como lo hizo en el servidor escribiendo:</text:p>
      <text:p text:style-name="P29"/>
      <text:p text:style-name="P29">sudo apt actualizar</text:p>
      <text:p text:style-name="P29">sudo apt instalar openvpn</text:p>
      <text:p text:style-name="P31"><text:soft-page-break/></text:p>
      <text:p text:style-name="P29">En CentOS puede habilitar los repositorios de EPEL y luego instalarlo escribiendo:</text:p>
      <text:p text:style-name="P29">sudo dnf instalar epel-release</text:p>
      <text:p text:style-name="P29">sudo dnf instalar openvpn</text:p>
      <text:p text:style-name="P31"/>
      <text:p text:style-name="P29">Configuración de clientes que usan systemd-resolved</text:p>
      <text:p text:style-name="P29">Primero determine si su sistema está usando systemd-resolved para manejar la resolución de DNS revisando el archivo /etc/resolv.conf:</text:p>
      <text:p text:style-name="P29">gato /etc/resolv.conf</text:p>
      <text:p text:style-name="P31"/>
      <text:p text:style-name="P29">Producción</text:p>
      <text:p text:style-name="P29"># Este archivo es administrado por man:systemd-resolved(8). No editar.</text:p>
      <text:p text:style-name="P29">. . .</text:p>
      <text:p text:style-name="P31"/>
      <text:p text:style-name="P29">servidor de nombres 127.0.0.53</text:p>
      <text:p text:style-name="P29">opciones edns0</text:p>
      <text:p text:style-name="P29"/>
      <text:p text:style-name="P29">Si su sistema está configurado para usar systemd-resolved para la resolución de DNS, la dirección IP después de la opción del servidor de nombres será 127.0.0.53. También debe haber comentarios en el archivo, como el resultado que se muestra, que explican cómo systemd-resolved está administrando el archivo. Si tiene una dirección IP diferente a 127.0.0.53, es probable que su sistema no esté usando systemd-resolved y puede pasar a la siguiente sección sobre cómo configurar clientes Linux que tienen un script update-resolv-conf en su lugar.</text:p>
      <text:p text:style-name="P29"/>
      <text:p text:style-name="P29">Para admitir estos clientes, primero instale el paquete openvpn-systemd-resolved. Proporciona scripts que obligarán a systemd-resolved a usar el servidor VPN para la resolución de DNS.</text:p>
      <text:p text:style-name="P29"/>
      <text:p text:style-name="P29">sudo apt install openvpn-systemd-resuelto</text:p>
      <text:p text:style-name="P31"/>
      <text:p text:style-name="P29">Una vez que el paquete esté instalado, configure el cliente para usarlo y envíe todas las consultas de DNS a través de la interfaz VPN. Abra el archivo VPN del cliente:</text:p>
      <text:p text:style-name="P29">nano cliente1.ovpn</text:p>
      <text:p text:style-name="P31"/>
      <text:p text:style-name="P29">Ahora descomente las siguientes líneas que agregó anteriormente:</text:p>
      <text:p text:style-name="P29"/>
      <text:p text:style-name="P29">cliente1.ovpn</text:p>
      <text:p text:style-name="P29">script-seguridad 2</text:p>
      <text:p text:style-name="P29">arriba /etc/openvpn/update-systemd-resolved</text:p>
      <text:p text:style-name="P29"><text:soft-page-break/>abajo /etc/openvpn/update-systemd-resolved</text:p>
      <text:p text:style-name="P29">abajo-pre</text:p>
      <text:p text:style-name="P28">dhcp-opción DOMINIO-RUTA .</text:p>
      <text:p text:style-name="P33"><text:bookmark text:name="tw-target-text-container12"/><text:bookmark text:name="tw-target-text102"/><text:span text:style-name="T12">Configuración de clientes que usan update-resolv-conf</text:span></text:p>
      <text:p text:style-name="P32"/>
      <text:section text:style-name="Sect1" text:name="Sección22">
        <text:p text:style-name="P29">Si su sistema no usa systemd-resolved para administrar DNS, verifique si su distribución incluye un script /etc/openvpn/update-resolv-conf en su lugar:</text:p>
        <text:p text:style-name="P29">ls /etc/openvpn</text:p>
        <text:p text:style-name="P31"/>
        <text:p text:style-name="P29">Producción</text:p>
        <text:p text:style-name="P29">actualizar-resolv-conf</text:p>
        <text:p text:style-name="P29">Si su cliente incluye el archivo update-resolv-conf, edite el archivo de configuración del cliente OpenVPN que transfirió anteriormente:</text:p>
        <text:p text:style-name="P29">nano cliente1.ovpn</text:p>
        <text:p text:style-name="P31"/>
        <text:p text:style-name="P29">Descomente las tres líneas que agregó para ajustar la configuración de DNS:</text:p>
        <text:p text:style-name="P29">cliente1.ovpn</text:p>
        <text:p text:style-name="P29">script-seguridad 2</text:p>
        <text:p text:style-name="P29">arriba /etc/openvpn/update-resolv-conf</text:p>
        <text:p text:style-name="P29">abajo /etc/openvpn/update-resolv-conf</text:p>
        <text:p text:style-name="P29">Si está utilizando CentOS, cambie la directiva de grupo de ningún grupo a nadie para que coincida con los grupos disponibles de la distribución:</text:p>
        <text:p text:style-name="P29">cliente1.ovpn</text:p>
        <text:p text:style-name="P29">grupo nadie</text:p>
        <text:p text:style-name="P29">Guarde y cierre el archivo.</text:p>
        <text:p text:style-name="P29">Conectando</text:p>
        <text:p text:style-name="P29">Ahora, puede conectarse a la VPN simplemente apuntando el comando openvpn al archivo de configuración del cliente:</text:p>
        <text:p text:style-name="P29">sudo openvpn --config cliente1.ovpn</text:p>
        <text:p text:style-name="P31"/>
        <text:p text:style-name="P29">Esto debería conectarlo a su VPN.</text:p>
        <text:p text:style-name="P29">Nota: si su cliente usa systemd-resolved para administrar DNS, verifique que la configuración se aplique correctamente ejecutando el comando systemd-resolve --status de esta manera:</text:p>
        <text:p text:style-name="P29">systemd-resolve --status tun0</text:p>
        <text:p text:style-name="P31"/>
        <text:p text:style-name="P29">Debería ver una salida como la siguiente:</text:p>
        <text:p text:style-name="P29">Producción</text:p>
        <text:p text:style-name="P29">Enlace 22 (tun0)</text:p>
        <text:p text:style-name="P29">. . .</text:p>
        <text:p text:style-name="P31"><text:s text:c="9"/><text:span text:style-name="T12">Servidores DNS: 208.67.222.222</text:span></text:p>
        <text:p text:style-name="P31"><text:s text:c="22"/><text:span text:style-name="T12">208.67.220.220</text:span></text:p>
        <text:p text:style-name="P31"><text:s text:c="10"/><text:span text:style-name="T12">Dominio DNS: ~.</text:span></text:p>
        <text:p text:style-name="P28"><text:soft-page-break/>Si ve las direcciones IP de los servidores DNS que configuró en el servidor OpenVPN, junto con ~. configuración para Dominio DNS en la salida, entonces ha configurado correctamente su cliente para usar el sistema de resolución de DNS del servidor VPN. También puede verificar que está enviando consultas de DNS a través de la VPN utilizando un sitio como DNS leak test.com.</text:p>
      </text:section>
      <text:section text:style-name="Sect1" text:name="Sección23">
        <text:p text:style-name="Text_20_body"><text:bookmark text:name="tw-target-rmn-container5"/><text:bookmark text:name="tw-target-rmn6"/></text:p>
      </text:section>
      <text:p text:style-name="Text_20_body"><text:span text:style-name="Source_20_Text"/></text:p>
      <text:p text:style-name="Text_20_body"><text:bookmark text:name="ios"/></text:p>
      <text:p text:style-name="Text_20_body"><text:span text:style-name="Source_20_Text"><text:span text:style-name="T14"/></text:span></text:p>
      <text:p text:style-name="Text_20_body"><text:span text:style-name="Source_20_Text"><text:span text:style-name="T14"/></text:span></text:p>
      <text:p text:style-name="Text_20_body"><text:span text:style-name="Source_20_Text"><text:span text:style-name="T14"/></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2:18:56.680759912</meta:creation-date>
    <dc:date>2022-10-26T14:44:08.935453955</dc:date>
    <meta:editing-duration>PT6M40S</meta:editing-duration>
    <meta:editing-cycles>1</meta:editing-cycles>
    <meta:document-statistic meta:table-count="0" meta:image-count="0" meta:object-count="0" meta:page-count="29" meta:paragraph-count="476" meta:word-count="7052" meta:character-count="46744" meta:non-whitespace-character-count="39949"/>
    <meta:generator>LibreOffice/7.3.6.2$Linux_X86_64 LibreOffice_project/30$Build-2</meta:generator>
  </office:meta>
</office:document-meta>
</file>